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BEC7924F.png"/>
  <manifest:file-entry manifest:media-type="image/png" manifest:full-path="Pictures/100002010000087F0000006131FE3A53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text-properties officeooo:paragraph-rsid="000f7c55"/>
    </style:style>
    <style:style style:name="P7" style:family="paragraph" style:parent-style-name="Text_20_body">
      <style:text-properties officeooo:paragraph-rsid="00125f63"/>
    </style:style>
    <style:style style:name="P8" style:family="paragraph" style:parent-style-name="Text_20_body">
      <style:text-properties officeooo:paragraph-rsid="00162a63"/>
    </style:style>
    <style:style style:name="P9" style:family="paragraph" style:parent-style-name="Text_20_body">
      <style:text-properties officeooo:paragraph-rsid="001bcbb3"/>
    </style:style>
    <style:style style:name="P10" style:family="paragraph" style:parent-style-name="Text_20_body">
      <style:text-properties officeooo:paragraph-rsid="001d1f09"/>
    </style:style>
    <style:style style:name="P11" style:family="paragraph" style:parent-style-name="Text_20_body">
      <style:text-properties officeooo:paragraph-rsid="0020653d"/>
    </style:style>
    <style:style style:name="P12" style:family="paragraph" style:parent-style-name="Text_20_body">
      <style:text-properties fo:language="ru" fo:country="RU" officeooo:paragraph-rsid="00344c75"/>
    </style:style>
    <style:style style:name="P13" style:family="paragraph" style:parent-style-name="Text_20_body">
      <style:text-properties fo:language="ru" fo:country="RU" officeooo:paragraph-rsid="0083b8e7"/>
    </style:style>
    <style:style style:name="P14" style:family="paragraph" style:parent-style-name="Text_20_body">
      <style:text-properties fo:language="ru" fo:country="RU" officeooo:rsid="0097d8e2" officeooo:paragraph-rsid="0097d8e2"/>
    </style:style>
    <style:style style:name="P15" style:family="paragraph" style:parent-style-name="Text_20_body">
      <style:text-properties fo:language="ru" fo:country="RU" officeooo:paragraph-rsid="00a88c5c"/>
    </style:style>
    <style:style style:name="P16" style:family="paragraph" style:parent-style-name="Text_20_body">
      <style:text-properties fo:language="ru" fo:country="RU" officeooo:paragraph-rsid="00cb2be5"/>
    </style:style>
    <style:style style:name="P17" style:family="paragraph" style:parent-style-name="Text_20_body">
      <style:text-properties fo:language="ru" fo:country="RU" officeooo:paragraph-rsid="00d94363"/>
    </style:style>
    <style:style style:name="P18" style:family="paragraph" style:parent-style-name="Text_20_body">
      <style:text-properties fo:language="ru" fo:country="RU" officeooo:paragraph-rsid="00f63eee"/>
    </style:style>
    <style:style style:name="P19" style:family="paragraph" style:parent-style-name="Text_20_body">
      <style:text-properties fo:language="ru" fo:country="RU" officeooo:rsid="00de005b" officeooo:paragraph-rsid="00de005b"/>
    </style:style>
    <style:style style:name="P20" style:family="paragraph" style:parent-style-name="Text_20_body">
      <style:text-properties officeooo:paragraph-rsid="0039efab"/>
    </style:style>
    <style:style style:name="P21" style:family="paragraph" style:parent-style-name="Text_20_body">
      <style:text-properties officeooo:paragraph-rsid="003dbb6a"/>
    </style:style>
    <style:style style:name="P22" style:family="paragraph" style:parent-style-name="Text_20_body">
      <style:text-properties officeooo:paragraph-rsid="003e2c3d"/>
    </style:style>
    <style:style style:name="P23" style:family="paragraph" style:parent-style-name="Text_20_body">
      <style:text-properties officeooo:paragraph-rsid="00501430"/>
    </style:style>
    <style:style style:name="P24" style:family="paragraph" style:parent-style-name="Text_20_body">
      <style:text-properties officeooo:paragraph-rsid="0055875b"/>
    </style:style>
    <style:style style:name="P25" style:family="paragraph" style:parent-style-name="Text_20_body">
      <style:text-properties officeooo:paragraph-rsid="0062124b"/>
    </style:style>
    <style:style style:name="P26" style:family="paragraph" style:parent-style-name="Text_20_body">
      <style:text-properties officeooo:paragraph-rsid="0070e966"/>
    </style:style>
    <style:style style:name="P27" style:family="paragraph" style:parent-style-name="Text_20_body">
      <style:text-properties officeooo:paragraph-rsid="0074a6be"/>
    </style:style>
    <style:style style:name="P28" style:family="paragraph" style:parent-style-name="Text_20_body">
      <style:text-properties officeooo:paragraph-rsid="00751cc3"/>
    </style:style>
    <style:style style:name="P29" style:family="paragraph" style:parent-style-name="Text_20_body">
      <style:text-properties officeooo:paragraph-rsid="0080c893"/>
    </style:style>
    <style:style style:name="P30" style:family="paragraph" style:parent-style-name="Text_20_body">
      <style:text-properties officeooo:paragraph-rsid="00867cc7"/>
    </style:style>
    <style:style style:name="P31" style:family="paragraph" style:parent-style-name="Text_20_body">
      <style:text-properties officeooo:paragraph-rsid="00891c15"/>
    </style:style>
    <style:style style:name="P32" style:family="paragraph" style:parent-style-name="Text_20_body">
      <style:text-properties officeooo:paragraph-rsid="008a4b5c"/>
    </style:style>
    <style:style style:name="P33" style:family="paragraph" style:parent-style-name="Text_20_body">
      <style:text-properties officeooo:paragraph-rsid="0097d8e2"/>
    </style:style>
    <style:style style:name="P34" style:family="paragraph" style:parent-style-name="Text_20_body">
      <style:text-properties officeooo:paragraph-rsid="009f5a58"/>
    </style:style>
    <style:style style:name="P35" style:family="paragraph" style:parent-style-name="Text_20_body">
      <style:text-properties officeooo:paragraph-rsid="00a45ff2"/>
    </style:style>
    <style:style style:name="P36" style:family="paragraph" style:parent-style-name="Text_20_body">
      <style:text-properties officeooo:paragraph-rsid="00af35dc"/>
    </style:style>
    <style:style style:name="P37" style:family="paragraph" style:parent-style-name="Text_20_body">
      <style:text-properties officeooo:paragraph-rsid="00b5b08d"/>
    </style:style>
    <style:style style:name="P38" style:family="paragraph" style:parent-style-name="Text_20_body">
      <style:text-properties officeooo:paragraph-rsid="00b831f2"/>
    </style:style>
    <style:style style:name="P39" style:family="paragraph" style:parent-style-name="Text_20_body">
      <style:text-properties officeooo:paragraph-rsid="00baf042"/>
    </style:style>
    <style:style style:name="P40" style:family="paragraph" style:parent-style-name="Text_20_body">
      <style:text-properties officeooo:paragraph-rsid="00c7dbe8"/>
    </style:style>
    <style:style style:name="P41" style:family="paragraph" style:parent-style-name="Text_20_body">
      <style:text-properties officeooo:paragraph-rsid="00de8ff9"/>
    </style:style>
    <style:style style:name="P42" style:family="paragraph" style:parent-style-name="Text_20_body">
      <style:text-properties officeooo:paragraph-rsid="00e21f7d"/>
    </style:style>
    <style:style style:name="P43" style:family="paragraph" style:parent-style-name="Text_20_body">
      <style:text-properties officeooo:paragraph-rsid="00e5bdcf"/>
    </style:style>
    <style:style style:name="P44" style:family="paragraph" style:parent-style-name="Text_20_body">
      <style:text-properties officeooo:paragraph-rsid="00f09fd8"/>
    </style:style>
    <style:style style:name="P45" style:family="paragraph" style:parent-style-name="Text_20_body">
      <style:text-properties officeooo:paragraph-rsid="00f1fa66"/>
    </style:style>
    <style:style style:name="P46" style:family="paragraph" style:parent-style-name="Text_20_body">
      <style:text-properties officeooo:paragraph-rsid="00f9df7e"/>
    </style:style>
    <style:style style:name="P47" style:family="paragraph" style:parent-style-name="Text_20_body">
      <style:text-properties officeooo:paragraph-rsid="01020fc3"/>
    </style:style>
    <style:style style:name="P48" style:family="paragraph" style:parent-style-name="Text_20_body">
      <style:text-properties officeooo:paragraph-rsid="01063d49"/>
    </style:style>
    <style:style style:name="P49" style:family="paragraph" style:parent-style-name="Text_20_body">
      <style:text-properties officeooo:paragraph-rsid="010989be"/>
    </style:style>
    <style:style style:name="P50" style:family="paragraph" style:parent-style-name="Text_20_body">
      <style:text-properties officeooo:paragraph-rsid="010b14a0"/>
    </style:style>
    <style:style style:name="P51" style:family="paragraph" style:parent-style-name="InstructionParagraph">
      <style:text-properties style:font-name="Arial" fo:language="ru" fo:country="RU"/>
    </style:style>
    <style:style style:name="P52" style:family="paragraph" style:parent-style-name="Heading_20_2">
      <style:paragraph-properties fo:break-before="page"/>
      <style:text-properties fo:language="ru" fo:country="RU" officeooo:rsid="002b423b" officeooo:paragraph-rsid="002b423b"/>
    </style:style>
    <style:style style:name="P53" style:family="paragraph" style:parent-style-name="Heading_20_2">
      <style:paragraph-properties fo:break-before="page"/>
      <style:text-properties fo:language="ru" fo:country="RU" officeooo:rsid="0029e46e" officeooo:paragraph-rsid="0029e46e"/>
    </style:style>
    <style:style style:name="P54" style:family="paragraph" style:parent-style-name="Heading_20_2">
      <style:text-properties fo:language="ru" fo:country="RU" officeooo:rsid="0060e3a5" officeooo:paragraph-rsid="0060e3a5"/>
    </style:style>
    <style:style style:name="P55" style:family="paragraph" style:parent-style-name="Heading_20_2">
      <style:text-properties fo:language="ru" fo:country="RU" officeooo:rsid="009bb332" officeooo:paragraph-rsid="009bb332"/>
    </style:style>
    <style:style style:name="P56" style:family="paragraph" style:parent-style-name="SourceCode">
      <style:text-properties officeooo:paragraph-rsid="0097c352"/>
    </style:style>
    <style:style style:name="P57" style:family="paragraph" style:parent-style-name="Heading_20_1" style:master-page-name="Standard">
      <style:paragraph-properties style:page-number="auto"/>
    </style:style>
    <style:style style:name="P58" style:family="paragraph" style:parent-style-name="Heading_20_1">
      <style:paragraph-properties fo:break-before="page"/>
      <style:text-properties fo:language="ru" fo:country="RU" officeooo:rsid="005e585d" officeooo:paragraph-rsid="005e585d"/>
    </style:style>
    <style:style style:name="P59" style:family="paragraph" style:parent-style-name="Heading_20_4">
      <style:text-properties fo:language="ru" fo:country="RU"/>
    </style:style>
    <style:style style:name="P60" style:family="paragraph">
      <style:paragraph-properties fo:text-align="center"/>
    </style:style>
    <style:style style:name="P61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text-align="end"/>
    </style:style>
    <style:style style:name="P63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5" style:family="paragraph">
      <style:paragraph-properties fo:margin-left="0cm" fo:margin-right="0cm" fo:margin-top="0cm" fo:margin-bottom="0cm" fo:line-height="100%" fo:text-align="center" fo:text-indent="0cm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officeooo:rsid="00b7ac86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Geneva" fo:font-size="12pt" fo:language="ru" fo:country="RU" officeooo:rsid="00b831f2" style:font-name-asian="Geneva" style:font-size-asian="12pt" style:font-name-complex="Geneva" style:font-size-complex="12pt"/>
    </style:style>
    <style:style style:name="T6" style:family="text">
      <style:text-properties style:use-window-font-color="true" officeooo:rsid="00b7ac86" style:font-name-asian="Geneva" style:font-size-asian="12pt" style:font-name-complex="Geneva" style:font-size-complex="12pt"/>
    </style:style>
    <style:style style:name="T7" style:family="text">
      <style:text-properties style:font-name="Arial2" style:font-name-asian="Arial2" style:font-name-complex="Arial2"/>
    </style:style>
    <style:style style:name="T8" style:family="text">
      <style:text-properties fo:color="#004c00"/>
    </style:style>
    <style:style style:name="T9" style:family="text">
      <style:text-properties fo:font-style="italic" officeooo:rsid="007fcc9c" style:font-style-asian="italic" style:font-style-complex="italic"/>
    </style:style>
    <style:style style:name="T10" style:family="text">
      <style:text-properties fo:font-style="italic" officeooo:rsid="009c2bc8" style:font-style-asian="italic" style:font-style-complex="italic"/>
    </style:style>
    <style:style style:name="T11" style:family="text">
      <style:text-properties style:text-underline-style="none" fo:font-weight="normal" officeooo:rsid="00f9df7e" style:font-weight-asian="normal" style:font-weight-complex="normal"/>
    </style:style>
    <style:style style:name="T12" style:family="text">
      <style:text-properties officeooo:rsid="000c8513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e6195"/>
    </style:style>
    <style:style style:name="T15" style:family="text">
      <style:text-properties fo:language="ru" fo:country="RU" officeooo:rsid="000f7c55"/>
    </style:style>
    <style:style style:name="T16" style:family="text">
      <style:text-properties fo:language="ru" fo:country="RU" officeooo:rsid="00143b5d"/>
    </style:style>
    <style:style style:name="T17" style:family="text">
      <style:text-properties fo:language="ru" fo:country="RU" officeooo:rsid="0010a70d"/>
    </style:style>
    <style:style style:name="T18" style:family="text">
      <style:text-properties fo:language="ru" fo:country="RU" officeooo:rsid="0010be4b"/>
    </style:style>
    <style:style style:name="T19" style:family="text">
      <style:text-properties fo:language="ru" fo:country="RU" officeooo:rsid="00125f63"/>
    </style:style>
    <style:style style:name="T20" style:family="text">
      <style:text-properties fo:language="ru" fo:country="RU" officeooo:rsid="00162a63"/>
    </style:style>
    <style:style style:name="T21" style:family="text">
      <style:text-properties fo:language="ru" fo:country="RU" officeooo:rsid="001e508d"/>
    </style:style>
    <style:style style:name="T22" style:family="text">
      <style:text-properties fo:language="ru" fo:country="RU" officeooo:rsid="001bcbb3"/>
    </style:style>
    <style:style style:name="T23" style:family="text">
      <style:text-properties fo:language="ru" fo:country="RU" officeooo:rsid="001c28a7"/>
    </style:style>
    <style:style style:name="T24" style:family="text">
      <style:text-properties fo:language="ru" fo:country="RU" officeooo:rsid="001cc164"/>
    </style:style>
    <style:style style:name="T25" style:family="text">
      <style:text-properties fo:language="ru" fo:country="RU" officeooo:rsid="001d1f09"/>
    </style:style>
    <style:style style:name="T26" style:family="text">
      <style:text-properties fo:language="ru" fo:country="RU" officeooo:rsid="001f0827"/>
    </style:style>
    <style:style style:name="T27" style:family="text">
      <style:text-properties fo:language="ru" fo:country="RU" officeooo:rsid="00202318"/>
    </style:style>
    <style:style style:name="T28" style:family="text">
      <style:text-properties fo:language="ru" fo:country="RU" officeooo:rsid="0020653d"/>
    </style:style>
    <style:style style:name="T29" style:family="text">
      <style:text-properties fo:language="ru" fo:country="RU" officeooo:rsid="0024a952"/>
    </style:style>
    <style:style style:name="T30" style:family="text">
      <style:text-properties fo:language="ru" fo:country="RU" officeooo:rsid="0028d673"/>
    </style:style>
    <style:style style:name="T31" style:family="text">
      <style:text-properties fo:language="ru" fo:country="RU" officeooo:rsid="0028eb91"/>
    </style:style>
    <style:style style:name="T32" style:family="text">
      <style:text-properties fo:language="ru" fo:country="RU" officeooo:rsid="002bde4c"/>
    </style:style>
    <style:style style:name="T33" style:family="text">
      <style:text-properties fo:language="ru" fo:country="RU" officeooo:rsid="002d8604"/>
    </style:style>
    <style:style style:name="T34" style:family="text">
      <style:text-properties fo:language="ru" fo:country="RU" officeooo:rsid="002e1ed1"/>
    </style:style>
    <style:style style:name="T35" style:family="text">
      <style:text-properties fo:language="ru" fo:country="RU" officeooo:rsid="002f342e"/>
    </style:style>
    <style:style style:name="T36" style:family="text">
      <style:text-properties fo:language="ru" fo:country="RU" officeooo:rsid="0030a7d1"/>
    </style:style>
    <style:style style:name="T37" style:family="text">
      <style:text-properties fo:language="ru" fo:country="RU" officeooo:rsid="0032634d"/>
    </style:style>
    <style:style style:name="T38" style:family="text">
      <style:text-properties fo:language="ru" fo:country="RU" officeooo:rsid="0033b4fa"/>
    </style:style>
    <style:style style:name="T39" style:family="text">
      <style:text-properties fo:language="ru" fo:country="RU" officeooo:rsid="003c79a3"/>
    </style:style>
    <style:style style:name="T40" style:family="text">
      <style:text-properties fo:language="ru" fo:country="RU" officeooo:rsid="0034fb3b"/>
    </style:style>
    <style:style style:name="T41" style:family="text">
      <style:text-properties fo:language="ru" fo:country="RU" officeooo:rsid="0036c775"/>
    </style:style>
    <style:style style:name="T42" style:family="text">
      <style:text-properties fo:language="ru" fo:country="RU" officeooo:rsid="00381d2e"/>
    </style:style>
    <style:style style:name="T43" style:family="text">
      <style:text-properties fo:language="ru" fo:country="RU" officeooo:rsid="0039efab"/>
    </style:style>
    <style:style style:name="T44" style:family="text">
      <style:text-properties fo:language="ru" fo:country="RU" officeooo:rsid="00496cd9"/>
    </style:style>
    <style:style style:name="T45" style:family="text">
      <style:text-properties fo:language="ru" fo:country="RU" officeooo:rsid="004a4716"/>
    </style:style>
    <style:style style:name="T46" style:family="text">
      <style:text-properties fo:language="ru" fo:country="RU" officeooo:rsid="004bf4d2"/>
    </style:style>
    <style:style style:name="T47" style:family="text">
      <style:text-properties fo:language="ru" fo:country="RU" officeooo:rsid="004c0a28"/>
    </style:style>
    <style:style style:name="T48" style:family="text">
      <style:text-properties fo:language="ru" fo:country="RU" officeooo:rsid="004d7ba6"/>
    </style:style>
    <style:style style:name="T49" style:family="text">
      <style:text-properties fo:language="ru" fo:country="RU" officeooo:rsid="0055875b"/>
    </style:style>
    <style:style style:name="T50" style:family="text">
      <style:text-properties fo:language="ru" fo:country="RU" officeooo:rsid="0057fc6e"/>
    </style:style>
    <style:style style:name="T51" style:family="text">
      <style:text-properties fo:language="ru" fo:country="RU" officeooo:rsid="0059da95"/>
    </style:style>
    <style:style style:name="T52" style:family="text">
      <style:text-properties fo:language="ru" fo:country="RU" officeooo:rsid="0053774c"/>
    </style:style>
    <style:style style:name="T53" style:family="text">
      <style:text-properties fo:language="ru" fo:country="RU" officeooo:rsid="005719e6"/>
    </style:style>
    <style:style style:name="T54" style:family="text">
      <style:text-properties fo:language="ru" fo:country="RU" officeooo:rsid="00501430"/>
    </style:style>
    <style:style style:name="T55" style:family="text">
      <style:text-properties fo:language="ru" fo:country="RU" officeooo:rsid="00512f88"/>
    </style:style>
    <style:style style:name="T56" style:family="text">
      <style:text-properties fo:language="ru" fo:country="RU" officeooo:rsid="00522c44"/>
    </style:style>
    <style:style style:name="T57" style:family="text">
      <style:text-properties fo:language="ru" fo:country="RU" officeooo:rsid="004ea1eb"/>
    </style:style>
    <style:style style:name="T58" style:family="text">
      <style:text-properties fo:language="ru" fo:country="RU" officeooo:rsid="005fbfe9"/>
    </style:style>
    <style:style style:name="T59" style:family="text">
      <style:text-properties fo:language="ru" fo:country="RU" officeooo:rsid="005fe001"/>
    </style:style>
    <style:style style:name="T60" style:family="text">
      <style:text-properties fo:language="ru" fo:country="RU" officeooo:rsid="0062124b"/>
    </style:style>
    <style:style style:name="T61" style:family="text">
      <style:text-properties fo:language="ru" fo:country="RU" officeooo:rsid="0063496d"/>
    </style:style>
    <style:style style:name="T62" style:family="text">
      <style:text-properties fo:language="ru" fo:country="RU" officeooo:rsid="006f2cb7"/>
    </style:style>
    <style:style style:name="T63" style:family="text">
      <style:text-properties fo:language="ru" fo:country="RU" officeooo:rsid="006975c0"/>
    </style:style>
    <style:style style:name="T64" style:family="text">
      <style:text-properties fo:language="ru" fo:country="RU" officeooo:rsid="006cd624"/>
    </style:style>
    <style:style style:name="T65" style:family="text">
      <style:text-properties fo:language="ru" fo:country="RU" officeooo:rsid="0068304b"/>
    </style:style>
    <style:style style:name="T66" style:family="text">
      <style:text-properties fo:language="ru" fo:country="RU" officeooo:rsid="006e31ce"/>
    </style:style>
    <style:style style:name="T67" style:family="text">
      <style:text-properties fo:language="ru" fo:country="RU" officeooo:rsid="0073490c"/>
    </style:style>
    <style:style style:name="T68" style:family="text">
      <style:text-properties fo:language="ru" fo:country="RU" officeooo:rsid="0077e8f1"/>
    </style:style>
    <style:style style:name="T69" style:family="text">
      <style:text-properties fo:language="ru" fo:country="RU" officeooo:rsid="007bef9b"/>
    </style:style>
    <style:style style:name="T70" style:family="text">
      <style:text-properties fo:language="ru" fo:country="RU" officeooo:rsid="007e5019"/>
    </style:style>
    <style:style style:name="T71" style:family="text">
      <style:text-properties fo:language="ru" fo:country="RU" officeooo:rsid="007fcc9c"/>
    </style:style>
    <style:style style:name="T72" style:family="text">
      <style:text-properties fo:language="ru" fo:country="RU" officeooo:rsid="00830465"/>
    </style:style>
    <style:style style:name="T73" style:family="text">
      <style:text-properties fo:language="ru" fo:country="RU" officeooo:rsid="00867cc7"/>
    </style:style>
    <style:style style:name="T74" style:family="text">
      <style:text-properties fo:language="ru" fo:country="RU" officeooo:rsid="008f1cb6"/>
    </style:style>
    <style:style style:name="T75" style:family="text">
      <style:text-properties fo:language="ru" fo:country="RU" officeooo:rsid="0088079a"/>
    </style:style>
    <style:style style:name="T76" style:family="text">
      <style:text-properties fo:language="ru" fo:country="RU" officeooo:rsid="0088cc7e"/>
    </style:style>
    <style:style style:name="T77" style:family="text">
      <style:text-properties fo:language="ru" fo:country="RU" officeooo:rsid="00891c15"/>
    </style:style>
    <style:style style:name="T78" style:family="text">
      <style:text-properties fo:language="ru" fo:country="RU" officeooo:rsid="008a4b5c"/>
    </style:style>
    <style:style style:name="T79" style:family="text">
      <style:text-properties fo:language="ru" fo:country="RU" officeooo:rsid="008aa823"/>
    </style:style>
    <style:style style:name="T80" style:family="text">
      <style:text-properties fo:language="ru" fo:country="RU" officeooo:rsid="0095594e"/>
    </style:style>
    <style:style style:name="T81" style:family="text">
      <style:text-properties fo:language="ru" fo:country="RU" officeooo:rsid="00968f44"/>
    </style:style>
    <style:style style:name="T82" style:family="text">
      <style:text-properties fo:language="ru" fo:country="RU" officeooo:rsid="0097d8e2"/>
    </style:style>
    <style:style style:name="T83" style:family="text">
      <style:text-properties fo:language="ru" fo:country="RU" officeooo:rsid="00987a52"/>
    </style:style>
    <style:style style:name="T84" style:family="text">
      <style:text-properties fo:language="ru" fo:country="RU" officeooo:rsid="0098f4a2"/>
    </style:style>
    <style:style style:name="T85" style:family="text">
      <style:text-properties fo:language="ru" fo:country="RU" officeooo:rsid="009a8c38"/>
    </style:style>
    <style:style style:name="T86" style:family="text">
      <style:text-properties fo:language="ru" fo:country="RU" officeooo:rsid="009c2bc8"/>
    </style:style>
    <style:style style:name="T87" style:family="text">
      <style:text-properties fo:language="ru" fo:country="RU" officeooo:rsid="00a042fe"/>
    </style:style>
    <style:style style:name="T88" style:family="text">
      <style:text-properties fo:language="ru" fo:country="RU" officeooo:rsid="009f5a58"/>
    </style:style>
    <style:style style:name="T89" style:family="text">
      <style:text-properties fo:language="ru" fo:country="RU" officeooo:rsid="00a12f7b"/>
    </style:style>
    <style:style style:name="T90" style:family="text">
      <style:text-properties fo:language="ru" fo:country="RU" officeooo:rsid="00a281f8"/>
    </style:style>
    <style:style style:name="T91" style:family="text">
      <style:text-properties fo:language="ru" fo:country="RU" officeooo:rsid="00a33bd2"/>
    </style:style>
    <style:style style:name="T92" style:family="text">
      <style:text-properties fo:language="ru" fo:country="RU" officeooo:rsid="00a45ff2"/>
    </style:style>
    <style:style style:name="T93" style:family="text">
      <style:text-properties fo:language="ru" fo:country="RU" officeooo:rsid="00a63e4b"/>
    </style:style>
    <style:style style:name="T94" style:family="text">
      <style:text-properties fo:language="ru" fo:country="RU" officeooo:rsid="00a6c054"/>
    </style:style>
    <style:style style:name="T95" style:family="text">
      <style:text-properties fo:language="ru" fo:country="RU" officeooo:rsid="00af35dc"/>
    </style:style>
    <style:style style:name="T96" style:family="text">
      <style:text-properties fo:language="ru" fo:country="RU" officeooo:rsid="00b10b14"/>
    </style:style>
    <style:style style:name="T97" style:family="text">
      <style:text-properties fo:language="ru" fo:country="RU" officeooo:rsid="00b442dc"/>
    </style:style>
    <style:style style:name="T98" style:family="text">
      <style:text-properties fo:language="ru" fo:country="RU" officeooo:rsid="00b5b08d"/>
    </style:style>
    <style:style style:name="T99" style:family="text">
      <style:text-properties fo:language="ru" fo:country="RU" officeooo:rsid="00b7ac86"/>
    </style:style>
    <style:style style:name="T100" style:family="text">
      <style:text-properties fo:language="ru" fo:country="RU" officeooo:rsid="00b9c6bb"/>
    </style:style>
    <style:style style:name="T101" style:family="text">
      <style:text-properties fo:language="ru" fo:country="RU" officeooo:rsid="00bd7dbc"/>
    </style:style>
    <style:style style:name="T102" style:family="text">
      <style:text-properties fo:language="ru" fo:country="RU" officeooo:rsid="00be9d1d"/>
    </style:style>
    <style:style style:name="T103" style:family="text">
      <style:text-properties fo:language="ru" fo:country="RU" officeooo:rsid="00bfcef3"/>
    </style:style>
    <style:style style:name="T104" style:family="text">
      <style:text-properties fo:language="ru" fo:country="RU" officeooo:rsid="00c13170"/>
    </style:style>
    <style:style style:name="T105" style:family="text">
      <style:text-properties fo:language="ru" fo:country="RU" officeooo:rsid="00c1d22a"/>
    </style:style>
    <style:style style:name="T106" style:family="text">
      <style:text-properties fo:language="ru" fo:country="RU" officeooo:rsid="00b9f17b"/>
    </style:style>
    <style:style style:name="T107" style:family="text">
      <style:text-properties fo:language="ru" fo:country="RU" officeooo:rsid="00c7dbe8"/>
    </style:style>
    <style:style style:name="T108" style:family="text">
      <style:text-properties fo:language="ru" fo:country="RU" officeooo:rsid="00c80502"/>
    </style:style>
    <style:style style:name="T109" style:family="text">
      <style:text-properties fo:language="ru" fo:country="RU" officeooo:rsid="00c9d6b9"/>
    </style:style>
    <style:style style:name="T110" style:family="text">
      <style:text-properties fo:language="ru" fo:country="RU" officeooo:rsid="00cb07ea"/>
    </style:style>
    <style:style style:name="T111" style:family="text">
      <style:text-properties fo:language="ru" fo:country="RU" officeooo:rsid="00e07dc3"/>
    </style:style>
    <style:style style:name="T112" style:family="text">
      <style:text-properties fo:language="ru" fo:country="RU" officeooo:rsid="00e079a0"/>
    </style:style>
    <style:style style:name="T113" style:family="text">
      <style:text-properties fo:language="ru" fo:country="RU" officeooo:rsid="00e21f7d"/>
    </style:style>
    <style:style style:name="T114" style:family="text">
      <style:text-properties fo:language="ru" fo:country="RU" officeooo:rsid="00e5bdcf"/>
    </style:style>
    <style:style style:name="T115" style:family="text">
      <style:text-properties fo:language="ru" fo:country="RU" officeooo:rsid="00e647be"/>
    </style:style>
    <style:style style:name="T116" style:family="text">
      <style:text-properties fo:language="ru" fo:country="RU" officeooo:rsid="00eceb64"/>
    </style:style>
    <style:style style:name="T117" style:family="text">
      <style:text-properties fo:language="ru" fo:country="RU" officeooo:rsid="00ee527e"/>
    </style:style>
    <style:style style:name="T118" style:family="text">
      <style:text-properties fo:language="ru" fo:country="RU" officeooo:rsid="00ef7732"/>
    </style:style>
    <style:style style:name="T119" style:family="text">
      <style:text-properties fo:language="ru" fo:country="RU" officeooo:rsid="00f1fa66"/>
    </style:style>
    <style:style style:name="T120" style:family="text">
      <style:text-properties fo:language="ru" fo:country="RU" officeooo:rsid="00f39bf6"/>
    </style:style>
    <style:style style:name="T121" style:family="text">
      <style:text-properties fo:language="ru" fo:country="RU" officeooo:rsid="00f23e53"/>
    </style:style>
    <style:style style:name="T122" style:family="text">
      <style:text-properties fo:language="ru" fo:country="RU" officeooo:rsid="00f953e1"/>
    </style:style>
    <style:style style:name="T123" style:family="text">
      <style:text-properties fo:language="ru" fo:country="RU" officeooo:rsid="00f9df7e"/>
    </style:style>
    <style:style style:name="T124" style:family="text">
      <style:text-properties fo:language="ru" fo:country="RU" officeooo:rsid="00fc8300"/>
    </style:style>
    <style:style style:name="T125" style:family="text">
      <style:text-properties fo:language="ru" fo:country="RU" officeooo:rsid="00fda112"/>
    </style:style>
    <style:style style:name="T126" style:family="text">
      <style:text-properties fo:language="ru" fo:country="RU" officeooo:rsid="01020fc3"/>
    </style:style>
    <style:style style:name="T127" style:family="text">
      <style:text-properties fo:language="ru" fo:country="RU" officeooo:rsid="01030322"/>
    </style:style>
    <style:style style:name="T128" style:family="text">
      <style:text-properties fo:language="ru" fo:country="RU" officeooo:rsid="0103b5c2"/>
    </style:style>
    <style:style style:name="T129" style:family="text">
      <style:text-properties fo:language="ru" fo:country="RU" officeooo:rsid="01087851"/>
    </style:style>
    <style:style style:name="T130" style:family="text">
      <style:text-properties fo:language="ru" fo:country="RU" officeooo:rsid="01081861"/>
    </style:style>
    <style:style style:name="T131" style:family="text">
      <style:text-properties fo:language="ru" fo:country="RU" officeooo:rsid="010989be"/>
    </style:style>
    <style:style style:name="T132" style:family="text">
      <style:text-properties fo:language="ru" fo:country="RU" officeooo:rsid="010b14a0"/>
    </style:style>
    <style:style style:name="T133" style:family="text">
      <style:text-properties fo:language="ru" fo:country="RU" officeooo:rsid="010c6f5f"/>
    </style:style>
    <style:style style:name="T134" style:family="text">
      <style:text-properties fo:language="ru" fo:country="RU" officeooo:rsid="010c77ae"/>
    </style:style>
    <style:style style:name="T135" style:family="text">
      <style:text-properties officeooo:rsid="000f7c55"/>
    </style:style>
    <style:style style:name="T136" style:family="text">
      <style:text-properties officeooo:rsid="0010a70d"/>
    </style:style>
    <style:style style:name="T137" style:family="text">
      <style:text-properties officeooo:rsid="0010be4b"/>
    </style:style>
    <style:style style:name="T138" style:family="text">
      <style:text-properties officeooo:rsid="00125f63"/>
    </style:style>
    <style:style style:name="T139" style:family="text">
      <style:text-properties officeooo:rsid="00162a63"/>
    </style:style>
    <style:style style:name="T140" style:family="text">
      <style:text-properties style:font-name="Arial" fo:font-size="12pt" officeooo:rsid="00162a63" style:font-size-asian="12pt" style:font-size-complex="12pt"/>
    </style:style>
    <style:style style:name="T141" style:family="text">
      <style:text-properties style:font-name="Arial" fo:font-size="12pt" officeooo:rsid="001bcbb3" style:font-size-asian="12pt" style:font-size-complex="12pt"/>
    </style:style>
    <style:style style:name="T142" style:family="text">
      <style:text-properties style:font-name="Arial" fo:font-size="12pt" officeooo:rsid="0073490c" style:font-size-asian="12pt" style:font-size-complex="12pt"/>
    </style:style>
    <style:style style:name="T143" style:family="text">
      <style:text-properties style:font-name="Arial" fo:font-size="12pt" officeooo:rsid="0074a6be" style:font-size-asian="12pt" style:font-size-complex="12pt"/>
    </style:style>
    <style:style style:name="T144" style:family="text">
      <style:text-properties style:font-name="Arial" fo:font-size="12pt" officeooo:rsid="00750d11" style:font-size-asian="12pt" style:font-size-complex="12pt"/>
    </style:style>
    <style:style style:name="T145" style:family="text">
      <style:text-properties style:font-name="Arial" fo:font-size="12pt" officeooo:rsid="00751cc3" style:font-size-asian="12pt" style:font-size-complex="12pt"/>
    </style:style>
    <style:style style:name="T146" style:family="text">
      <style:text-properties style:font-name="Arial" fo:font-size="12pt" officeooo:rsid="00b9f17b" style:font-size-asian="12pt" style:font-size-complex="12pt"/>
    </style:style>
    <style:style style:name="T147" style:family="text">
      <style:text-properties style:font-name="Arial" fo:font-size="12pt" officeooo:rsid="01020fc3" style:font-size-asian="12pt" style:font-size-complex="12pt"/>
    </style:style>
    <style:style style:name="T148" style:family="text">
      <style:text-properties style:font-name="Arial" fo:font-size="12pt" officeooo:rsid="0103b5c2" style:font-size-asian="12pt" style:font-size-complex="12pt"/>
    </style:style>
    <style:style style:name="T149" style:family="text">
      <style:text-properties style:font-name="Arial" fo:font-size="12pt" officeooo:rsid="00162a63" style:font-size-asian="10.5pt" style:font-size-complex="12pt"/>
    </style:style>
    <style:style style:name="T150" style:family="text">
      <style:text-properties style:font-name="Arial" fo:font-size="12pt" officeooo:rsid="001d1f09" style:font-size-asian="10.5pt" style:font-size-complex="12pt"/>
    </style:style>
    <style:style style:name="T151" style:family="text">
      <style:text-properties style:font-name="Arial" fo:font-size="12pt" officeooo:rsid="003dbb6a" style:font-size-asian="10.5pt" style:font-size-complex="12pt"/>
    </style:style>
    <style:style style:name="T152" style:family="text">
      <style:text-properties style:font-name="Arial" fo:font-size="12pt" officeooo:rsid="003e2c3d" style:font-size-asian="10.5pt" style:font-size-complex="12pt"/>
    </style:style>
    <style:style style:name="T153" style:family="text">
      <style:text-properties style:font-name="Arial" fo:font-size="12pt" officeooo:rsid="00b9f17b" style:font-size-asian="10.5pt" style:font-size-complex="12pt"/>
    </style:style>
    <style:style style:name="T154" style:family="text">
      <style:text-properties style:font-name="Arial" fo:font-size="12pt" officeooo:rsid="00baf042" style:font-size-asian="10.5pt" style:font-size-complex="12pt"/>
    </style:style>
    <style:style style:name="T155" style:family="text">
      <style:text-properties style:font-name="Arial" fo:font-size="12pt" fo:language="ru" fo:country="RU" officeooo:rsid="00162a63" style:font-size-asian="10.5pt" style:font-size-complex="12pt"/>
    </style:style>
    <style:style style:name="T156" style:family="text">
      <style:text-properties style:font-name="Arial" fo:font-size="12pt" fo:language="ru" fo:country="RU" officeooo:rsid="001d1f09" style:font-size-asian="10.5pt" style:font-size-complex="12pt"/>
    </style:style>
    <style:style style:name="T157" style:family="text">
      <style:text-properties style:font-name="Arial" fo:font-size="12pt" fo:language="ru" fo:country="RU" officeooo:rsid="003dbb6a" style:font-size-asian="10.5pt" style:font-size-complex="12pt"/>
    </style:style>
    <style:style style:name="T158" style:family="text">
      <style:text-properties style:font-name="Arial" fo:font-size="12pt" fo:language="ru" fo:country="RU" officeooo:rsid="004311dd" style:font-size-asian="10.5pt" style:font-size-complex="12pt"/>
    </style:style>
    <style:style style:name="T159" style:family="text">
      <style:text-properties style:font-name="Arial" fo:font-size="12pt" fo:language="ru" fo:country="RU" officeooo:rsid="0043e474" style:font-size-asian="10.5pt" style:font-size-complex="12pt"/>
    </style:style>
    <style:style style:name="T160" style:family="text">
      <style:text-properties style:font-name="Arial" fo:font-size="12pt" fo:language="ru" fo:country="RU" officeooo:rsid="00459f90" style:font-size-asian="10.5pt" style:font-size-complex="12pt"/>
    </style:style>
    <style:style style:name="T161" style:family="text">
      <style:text-properties style:font-name="Arial" fo:font-size="12pt" fo:language="ru" fo:country="RU" officeooo:rsid="003e2c3d" style:font-size-asian="10.5pt" style:font-size-complex="12pt"/>
    </style:style>
    <style:style style:name="T162" style:family="text">
      <style:text-properties style:font-name="Arial" fo:font-size="12pt" fo:language="ru" fo:country="RU" officeooo:rsid="003c79a3" style:font-size-asian="10.5pt" style:font-size-complex="12pt"/>
    </style:style>
    <style:style style:name="T163" style:family="text">
      <style:text-properties style:font-name="Arial" fo:font-size="12pt" fo:language="ru" fo:country="RU" officeooo:rsid="004ea1eb" style:font-size-asian="10.5pt" style:font-size-complex="12pt"/>
    </style:style>
    <style:style style:name="T164" style:family="text">
      <style:text-properties style:font-name="Arial" fo:font-size="12pt" fo:language="ru" fo:country="RU" officeooo:rsid="00b9f17b" style:font-size-asian="10.5pt" style:font-size-complex="12pt"/>
    </style:style>
    <style:style style:name="T165" style:family="text">
      <style:text-properties style:font-name="Arial" fo:font-size="12pt" fo:language="ru" fo:country="RU" officeooo:rsid="00baf042" style:font-size-asian="10.5pt" style:font-size-complex="12pt"/>
    </style:style>
    <style:style style:name="T166" style:family="text">
      <style:text-properties style:font-name="Arial" fo:font-size="12pt" fo:language="ru" fo:country="RU" officeooo:rsid="00be9d1d" style:font-size-asian="10.5pt" style:font-size-complex="12pt"/>
    </style:style>
    <style:style style:name="T167" style:family="text">
      <style:text-properties style:font-name="Arial" fo:font-size="12pt" fo:language="ru" fo:country="RU" officeooo:rsid="0074a6be" style:font-size-asian="12pt" style:font-size-complex="12pt"/>
    </style:style>
    <style:style style:name="T168" style:family="text">
      <style:text-properties style:font-name="Arial" fo:font-size="12pt" fo:language="ru" fo:country="RU" officeooo:rsid="00750d11" style:font-size-asian="12pt" style:font-size-complex="12pt"/>
    </style:style>
    <style:style style:name="T169" style:family="text">
      <style:text-properties style:font-name="Arial" fo:font-size="12pt" fo:language="ru" fo:country="RU" officeooo:rsid="00751cc3" style:font-size-asian="12pt" style:font-size-complex="12pt"/>
    </style:style>
    <style:style style:name="T170" style:family="text">
      <style:text-properties style:font-name="Arial" fo:font-size="12pt" fo:language="ru" fo:country="RU" officeooo:rsid="007ca589" style:font-size-asian="12pt" style:font-size-complex="12pt"/>
    </style:style>
    <style:style style:name="T171" style:family="text">
      <style:text-properties style:font-name="Arial" fo:font-size="12pt" fo:language="ru" fo:country="RU" officeooo:rsid="0082d183" style:font-size-asian="12pt" style:font-size-complex="12pt"/>
    </style:style>
    <style:style style:name="T172" style:family="text">
      <style:text-properties style:font-name="Arial" fo:font-size="12pt" fo:language="ru" fo:country="RU" officeooo:rsid="0083b8e7" style:font-size-asian="12pt" style:font-size-complex="12pt"/>
    </style:style>
    <style:style style:name="T173" style:family="text">
      <style:text-properties style:font-name="Arial" fo:font-size="12pt" fo:language="ru" fo:country="RU" officeooo:rsid="00eceb64" style:font-size-asian="12pt" style:font-size-complex="12pt"/>
    </style:style>
    <style:style style:name="T174" style:family="text">
      <style:text-properties officeooo:rsid="001bcbb3"/>
    </style:style>
    <style:style style:name="T175" style:family="text">
      <style:text-properties officeooo:rsid="001c28a7"/>
    </style:style>
    <style:style style:name="T176" style:family="text">
      <style:text-properties officeooo:rsid="001d1f09"/>
    </style:style>
    <style:style style:name="T177" style:family="text">
      <style:text-properties officeooo:rsid="001f0827"/>
    </style:style>
    <style:style style:name="T178" style:family="text">
      <style:text-properties officeooo:rsid="0020653d"/>
    </style:style>
    <style:style style:name="T179" style:family="text">
      <style:text-properties officeooo:rsid="00344c75"/>
    </style:style>
    <style:style style:name="T180" style:family="text">
      <style:text-properties officeooo:rsid="0036c775"/>
    </style:style>
    <style:style style:name="T181" style:family="text">
      <style:text-properties officeooo:rsid="00381d2e"/>
    </style:style>
    <style:style style:name="T182" style:family="text">
      <style:text-properties officeooo:rsid="0039efab"/>
    </style:style>
    <style:style style:name="T183" style:family="text">
      <style:text-properties officeooo:rsid="003c79a3"/>
    </style:style>
    <style:style style:name="T184" style:family="text">
      <style:text-properties officeooo:rsid="003c79a3" style:font-size-asian="10.5pt" style:font-size-complex="12pt"/>
    </style:style>
    <style:style style:name="T185" style:family="text">
      <style:text-properties officeooo:rsid="003dbb6a" style:font-size-asian="10.5pt" style:font-size-complex="12pt"/>
    </style:style>
    <style:style style:name="T186" style:family="text">
      <style:text-properties officeooo:rsid="003e2c3d" style:font-size-asian="10.5pt" style:font-size-complex="12pt"/>
    </style:style>
    <style:style style:name="T187" style:family="text">
      <style:text-properties officeooo:rsid="00b9f17b" style:font-size-asian="10.5pt" style:font-size-complex="12pt"/>
    </style:style>
    <style:style style:name="T188" style:family="text">
      <style:text-properties officeooo:rsid="00baf042" style:font-size-asian="10.5pt" style:font-size-complex="12pt"/>
    </style:style>
    <style:style style:name="T189" style:family="text">
      <style:text-properties officeooo:rsid="004ea1eb"/>
    </style:style>
    <style:style style:name="T190" style:family="text">
      <style:text-properties officeooo:rsid="00501430"/>
    </style:style>
    <style:style style:name="T191" style:family="text">
      <style:text-properties officeooo:rsid="0053774c"/>
    </style:style>
    <style:style style:name="T192" style:family="text">
      <style:text-properties officeooo:rsid="0055875b"/>
    </style:style>
    <style:style style:name="T193" style:family="text">
      <style:text-properties officeooo:rsid="005b4d6a"/>
    </style:style>
    <style:style style:name="T194" style:family="text">
      <style:text-properties officeooo:rsid="005e269f"/>
    </style:style>
    <style:style style:name="T195" style:family="text">
      <style:text-properties officeooo:rsid="005f00e3"/>
    </style:style>
    <style:style style:name="T196" style:family="text">
      <style:text-properties officeooo:rsid="0062124b"/>
    </style:style>
    <style:style style:name="T197" style:family="text">
      <style:text-properties officeooo:rsid="0068304b"/>
    </style:style>
    <style:style style:name="T198" style:family="text">
      <style:text-properties officeooo:rsid="006975c0"/>
    </style:style>
    <style:style style:name="T199" style:family="text">
      <style:text-properties officeooo:rsid="006f2cb7"/>
    </style:style>
    <style:style style:name="T200" style:family="text">
      <style:text-properties officeooo:rsid="0073490c"/>
    </style:style>
    <style:style style:name="T201" style:family="text">
      <style:text-properties officeooo:rsid="0074a6be" style:font-size-asian="12pt" style:font-size-complex="12pt"/>
    </style:style>
    <style:style style:name="T202" style:family="text">
      <style:text-properties officeooo:rsid="00750d11" style:font-size-asian="12pt" style:font-size-complex="12pt"/>
    </style:style>
    <style:style style:name="T203" style:family="text">
      <style:text-properties officeooo:rsid="00751cc3" style:font-size-asian="12pt" style:font-size-complex="12pt"/>
    </style:style>
    <style:style style:name="T204" style:family="text">
      <style:text-properties officeooo:rsid="0077e8f1"/>
    </style:style>
    <style:style style:name="T205" style:family="text">
      <style:text-properties officeooo:rsid="007e5019"/>
    </style:style>
    <style:style style:name="T206" style:family="text">
      <style:text-properties officeooo:rsid="007fcc9c"/>
    </style:style>
    <style:style style:name="T207" style:family="text">
      <style:text-properties officeooo:rsid="0080c893"/>
    </style:style>
    <style:style style:name="T208" style:family="text">
      <style:text-properties officeooo:rsid="0083b8e7"/>
    </style:style>
    <style:style style:name="T209" style:family="text">
      <style:text-properties officeooo:rsid="008501c4"/>
    </style:style>
    <style:style style:name="T210" style:family="text">
      <style:text-properties officeooo:rsid="0086091a"/>
    </style:style>
    <style:style style:name="T211" style:family="text">
      <style:text-properties officeooo:rsid="00867cc7"/>
    </style:style>
    <style:style style:name="T212" style:family="text">
      <style:text-properties officeooo:rsid="0088079a"/>
    </style:style>
    <style:style style:name="T213" style:family="text">
      <style:text-properties officeooo:rsid="0088cc7e"/>
    </style:style>
    <style:style style:name="T214" style:family="text">
      <style:text-properties officeooo:rsid="00891c15"/>
    </style:style>
    <style:style style:name="T215" style:family="text">
      <style:text-properties officeooo:rsid="008a4b5c"/>
    </style:style>
    <style:style style:name="T216" style:family="text">
      <style:text-properties officeooo:rsid="008bbe0f"/>
    </style:style>
    <style:style style:name="T217" style:family="text">
      <style:text-properties officeooo:rsid="00915f7b"/>
    </style:style>
    <style:style style:name="T218" style:family="text">
      <style:text-properties officeooo:rsid="00924d12"/>
    </style:style>
    <style:style style:name="T219" style:family="text">
      <style:text-properties officeooo:rsid="0093ecb9"/>
    </style:style>
    <style:style style:name="T220" style:family="text">
      <style:text-properties officeooo:rsid="0097d8e2"/>
    </style:style>
    <style:style style:name="T221" style:family="text">
      <style:text-properties officeooo:rsid="009c2bc8"/>
    </style:style>
    <style:style style:name="T222" style:family="text">
      <style:text-properties officeooo:rsid="009f5a58"/>
    </style:style>
    <style:style style:name="T223" style:family="text">
      <style:text-properties officeooo:rsid="00a33bd2"/>
    </style:style>
    <style:style style:name="T224" style:family="text">
      <style:text-properties officeooo:rsid="00a45ff2"/>
    </style:style>
    <style:style style:name="T225" style:family="text">
      <style:text-properties officeooo:rsid="00a88c5c"/>
    </style:style>
    <style:style style:name="T226" style:family="text">
      <style:text-properties officeooo:rsid="00aa40f5"/>
    </style:style>
    <style:style style:name="T227" style:family="text">
      <style:text-properties officeooo:rsid="00ac1279"/>
    </style:style>
    <style:style style:name="T228" style:family="text">
      <style:text-properties officeooo:rsid="00af35dc"/>
    </style:style>
    <style:style style:name="T229" style:family="text">
      <style:text-properties officeooo:rsid="00b5b08d"/>
    </style:style>
    <style:style style:name="T230" style:family="text">
      <style:text-properties officeooo:rsid="00b9f17b"/>
    </style:style>
    <style:style style:name="T231" style:family="text">
      <style:text-properties officeooo:rsid="00bc7e53"/>
    </style:style>
    <style:style style:name="T232" style:family="text">
      <style:text-properties officeooo:rsid="00bd7dbc"/>
    </style:style>
    <style:style style:name="T233" style:family="text">
      <style:text-properties officeooo:rsid="00bfcef3"/>
    </style:style>
    <style:style style:name="T234" style:family="text">
      <style:text-properties officeooo:rsid="00c13170"/>
    </style:style>
    <style:style style:name="T235" style:family="text">
      <style:text-properties officeooo:rsid="00c1d22a"/>
    </style:style>
    <style:style style:name="T236" style:family="text">
      <style:text-properties fo:language="en" fo:country="US"/>
    </style:style>
    <style:style style:name="T237" style:family="text">
      <style:text-properties fo:language="en" fo:country="US" officeooo:rsid="00bfcef3"/>
    </style:style>
    <style:style style:name="T238" style:family="text">
      <style:text-properties fo:language="en" fo:country="US" officeooo:rsid="0053774c"/>
    </style:style>
    <style:style style:name="T239" style:family="text">
      <style:text-properties fo:language="en" fo:country="US" officeooo:rsid="00d2894a"/>
    </style:style>
    <style:style style:name="T240" style:family="text">
      <style:text-properties fo:language="en" fo:country="US" officeooo:rsid="010f2eec"/>
    </style:style>
    <style:style style:name="T241" style:family="text">
      <style:text-properties officeooo:rsid="00cb2be5"/>
    </style:style>
    <style:style style:name="T242" style:family="text">
      <style:text-properties officeooo:rsid="00cbb3b7"/>
    </style:style>
    <style:style style:name="T243" style:family="text">
      <style:text-properties officeooo:rsid="00cd03fb"/>
    </style:style>
    <style:style style:name="T244" style:family="text">
      <style:text-properties officeooo:rsid="00cf3a0d"/>
    </style:style>
    <style:style style:name="T245" style:family="text">
      <style:text-properties officeooo:rsid="00d0a771"/>
    </style:style>
    <style:style style:name="T246" style:family="text">
      <style:text-properties officeooo:rsid="00d2894a"/>
    </style:style>
    <style:style style:name="T247" style:family="text">
      <style:text-properties officeooo:rsid="00d4473c"/>
    </style:style>
    <style:style style:name="T248" style:family="text">
      <style:text-properties officeooo:rsid="00d5483c"/>
    </style:style>
    <style:style style:name="T249" style:family="text">
      <style:text-properties officeooo:rsid="00d7e9aa"/>
    </style:style>
    <style:style style:name="T250" style:family="text">
      <style:text-properties officeooo:rsid="00d82946"/>
    </style:style>
    <style:style style:name="T251" style:family="text">
      <style:text-properties officeooo:rsid="00d87a7d"/>
    </style:style>
    <style:style style:name="T252" style:family="text">
      <style:text-properties officeooo:rsid="00d94363"/>
    </style:style>
    <style:style style:name="T253" style:family="text">
      <style:text-properties officeooo:rsid="00da1bbf"/>
    </style:style>
    <style:style style:name="T254" style:family="text">
      <style:text-properties officeooo:rsid="00da44da"/>
    </style:style>
    <style:style style:name="T255" style:family="text">
      <style:text-properties officeooo:rsid="00dac8d5"/>
    </style:style>
    <style:style style:name="T256" style:family="text">
      <style:text-properties officeooo:rsid="00dcad68"/>
    </style:style>
    <style:style style:name="T257" style:family="text">
      <style:text-properties officeooo:rsid="00e079a0"/>
    </style:style>
    <style:style style:name="T258" style:family="text">
      <style:text-properties officeooo:rsid="00e07dc3"/>
    </style:style>
    <style:style style:name="T259" style:family="text">
      <style:text-properties officeooo:rsid="00e21f7d"/>
    </style:style>
    <style:style style:name="T260" style:family="text">
      <style:text-properties officeooo:rsid="00e647be"/>
    </style:style>
    <style:style style:name="T261" style:family="text">
      <style:text-properties officeooo:rsid="00f1fa66"/>
    </style:style>
    <style:style style:name="T262" style:family="text">
      <style:text-properties officeooo:rsid="00f63eee"/>
    </style:style>
    <style:style style:name="T263" style:family="text">
      <style:text-properties officeooo:rsid="00f81c7e"/>
    </style:style>
    <style:style style:name="T264" style:family="text">
      <style:text-properties officeooo:rsid="00f88966"/>
    </style:style>
    <style:style style:name="T265" style:family="text">
      <style:text-properties officeooo:rsid="00f9df7e"/>
    </style:style>
    <style:style style:name="T266" style:family="text">
      <style:text-properties officeooo:rsid="00fc8300"/>
    </style:style>
    <style:style style:name="T267" style:family="text">
      <style:text-properties officeooo:rsid="01020fc3"/>
    </style:style>
    <style:style style:name="T268" style:family="text">
      <style:text-properties officeooo:rsid="0103b5c2"/>
    </style:style>
    <style:style style:name="T269" style:family="text">
      <style:text-properties officeooo:rsid="01087851"/>
    </style:style>
    <style:style style:name="T270" style:family="text">
      <style:text-properties officeooo:rsid="010989be"/>
    </style:style>
    <style:style style:name="T271" style:family="text">
      <style:text-properties officeooo:rsid="010b14a0"/>
    </style:style>
    <style:style style:name="T27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73" style:family="text">
      <style:text-properties fo:color="#333333" style:font-name="Arial" fo:font-size="6pt" style:font-size-asian="6pt" style:font-size-complex="6pt"/>
    </style:style>
    <style:style style:name="T274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1" style:font-size-complex="10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a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<text:span text:style-name="T14">Лекция упражнения</text:span><text:span text:style-name="T13"> 7</text:span> – Qt Quick</text:h>
      <text:p text:style-name="Text_20_body"/>
      <text:p text:style-name="Text_20_body"/>
      <text:p text:style-name="Text_20_body"/>
      <text:p text:style-name="Text_20_body"/>
      <text:p text:style-name="P51"><text:span text:style-name="T1">Цель:</text:span> <text:tab/><text:tab/>Это упражн<text:span text:style-name="T12">ение пока</text:span><text:span text:style-name="T193">жет </text:span><text:span text:style-name="T12">некоторые возможности </text:span><text:span text:style-name="T236">Qt Quick.</text:span></text:p>
      <text:p text:style-name="P51"><text:span text:style-name="T1">Длительность:</text:span> <text:tab/>1 час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</text:span></text:p>
      <text:p text:style-name="P4"><draw:g text:anchor-type="paragraph" draw:z-index="42" draw:style-name="gr4"><draw:frame draw:style-name="gr5" draw:text-style-name="P64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64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6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7">The full license text is available here: </text:span><text:span text:style-name="T8">http://creativecommons.org/licenses/by-nc-sa/2.5/legalcode</text:span>.</text:p>
      <text:p text:style-name="P4"/>
      <text:p text:style-name="P4"><text:span text:style-name="T7">Nokia, Qt and the Nokia and Qt logos are the registered trademarks of Nokia Corporation in </text:span>Finland and other countries worldwide.</text:p>
      <text:h text:style-name="P52" text:outline-level="2">Добавление элементов на сцену</text:h>
      <text:p text:style-name="P6"><text:span text:style-name="T15">В этом упражнении для начала напиш</text:span><text:span text:style-name="T16">ем</text:span><text:span text:style-name="T15"> приложение</text:span><text:span text:style-name="T135"> QML</text:span><text:span text:style-name="T15">, </text:span><text:span text:style-name="T32">добавив на</text:span><text:span text:style-name="T15"> сцену набор элементов. </text:span><text:span text:style-name="T17">Сцена будет состоять из двух прямоугольников с текстом</text:span><text:span text:style-name="T136">.</text:span></text:p>
      <text:p text:style-name="P7"><text:span text:style-name="T18">Начн</text:span><text:span text:style-name="T19">ем</text:span><text:span text:style-name="T18"> с создания приложения</text:span><text:span text:style-name="T137"> QML </text:span><text:span text:style-name="T18">в</text:span><text:span text:style-name="T137"> Qt Creator. </text:span><text:span text:style-name="T18">Оно будет состоять из </text:span><text:span text:style-name="T33">двух файлов, </text:span><text:span text:style-name="T34">с расширениями</text:span><text:span text:style-name="T137"> </text:span><text:span text:style-name="SourceCodeInline"><text:span text:style-name="T137">.qml</text:span></text:span><text:span text:style-name="T137"> </text:span><text:span text:style-name="T18">и</text:span><text:span text:style-name="T137"> </text:span><text:span text:style-name="SourceCodeInline"><text:span text:style-name="T137">.qmlproject</text:span></text:span><text:span text:style-name="T18">. </text:span><text:span text:style-name="T19">Откройте</text:span><text:span text:style-name="T138"> </text:span><text:span text:style-name="SourceCodeInline"><text:span text:style-name="T138">.qml</text:span></text:span><text:span text:style-name="T138"> </text:span><text:span text:style-name="T19">файл.</text:span></text:p>
      <text:p text:style-name="P8"><text:span text:style-name="T16">В этом файле создайте набор элементов в соответствии с деревом </text:span><text:span text:style-name="T20">объектов, показанным ниже. </text:span><text:span text:style-name="T35">Таким образом,</text:span><text:span text:style-name="T20"> объект</text:span><text:span text:style-name="T139"> </text:span><text:span text:style-name="SourceCodeInline"><text:span text:style-name="T139">sceneRect</text:span></text:span><text:span text:style-name="SourceCodeInline"><text:span text:style-name="T140"> </text:span></text:span><text:span text:style-name="T20">содержит все элементы, а</text:span><text:span text:style-name="T139"> </text:span><text:span text:style-name="SourceCodeInline"><text:span text:style-name="T139">text1</text:span></text:span><text:span text:style-name="T139"> </text:span><text:span text:style-name="T20">содержится в</text:span><text:span text:style-name="T139"> </text:span><text:span text:style-name="SourceCodeInline"><text:span text:style-name="T139">rect1</text:span></text:span><text:span text:style-name="T139">.</text:span></text:p>
      <text:p text:style-name="P8"><text:span text:style-name="T20">Используйте свойство</text:span><text:span text:style-name="T139"> </text:span><text:span text:style-name="SourceCodeInline"><text:span text:style-name="T139">id</text:span></text:span><text:span text:style-name="T139">, </text:span><text:span text:style-name="T20">чтобы указать имена элементов. Стоит заметить, что объект</text:span><text:span text:style-name="T139"> </text:span><text:span text:style-name="SourceCodeInline"><text:span text:style-name="T139">sceneRect</text:span></text:span><text:span text:style-name="SourceCodeInline"><text:span text:style-name="T149"> </text:span></text:span><text:span text:style-name="SourceCodeInline"><text:span text:style-name="T155">также должен иметь имя.</text:span></text:span></text:p>
      <text:p text:style-name="Text_20_body"><draw:g text:anchor-type="paragraph" draw:z-index="43" draw:style-name="gr6"><draw:rect draw:style-name="gr7" draw:text-style-name="P66" draw:id="id2" svg:width="3.001cm" svg:height="1.001cm" svg:x="7.733cm" svg:y="0.21cm"><text:p text:style-name="P65"><text:span text:style-name="T274">Rectangle</text:span></text:p><text:p text:style-name="P65"><text:span text:style-name="T275">sceneRect</text:span></text:p></draw:rect><draw:rect draw:style-name="gr7" draw:text-style-name="P66" draw:id="id1" svg:width="3.001cm" svg:height="1.001cm" svg:x="3.731cm" svg:y="2.709cm"><text:p text:style-name="P65"><text:span text:style-name="T274">Rectangle</text:span></text:p><text:p text:style-name="P65"><text:span text:style-name="T275">rect1</text:span></text:p></draw:rect><draw:rect draw:style-name="gr7" draw:text-style-name="P66" draw:id="id3" svg:width="3.001cm" svg:height="1.001cm" svg:x="7.733cm" svg:y="2.709cm"><text:p text:style-name="P65"><text:span text:style-name="T274">Rectangle</text:span></text:p><text:p text:style-name="P65"><text:span text:style-name="T275">rect2</text:span></text:p></draw:rect><draw:rect draw:style-name="gr7" draw:text-style-name="P66" draw:id="id5" svg:width="3.001cm" svg:height="1.001cm" svg:x="3.731cm" svg:y="4.71cm"><text:p text:style-name="P65"><text:span text:style-name="T274">Text</text:span></text:p><text:p text:style-name="P65"><text:span text:style-name="T275">text1</text:span></text:p></draw:rect><draw:rect draw:style-name="gr7" draw:text-style-name="P66" draw:id="id4" svg:width="3.001cm" svg:height="1.001cm" svg:x="11.73cm" svg:y="2.709cm"><text:p text:style-name="P65"><text:span text:style-name="T274">Text</text:span></text:p><text:p text:style-name="P65"><text:span text:style-name="T275">text2</text:span></text:p></draw:rect><draw:connector draw:style-name="gr8" draw:text-style-name="P66" svg:x1="5.23cm" svg:y1="2.709cm" svg:x2="9.232cm" svg:y2="1.21cm" draw:start-shape="id1" draw:start-glue-point="0" draw:end-shape="id2" draw:end-glue-point="2" svg:d="m2965 1536v-425h2269v-425"><text:p/></draw:connector><draw:connector draw:style-name="gr8" draw:text-style-name="P66" svg:x1="9.233cm" svg:y1="2.709cm" svg:x2="9.233cm" svg:y2="1.21cm" draw:start-shape="id3" draw:start-glue-point="0" draw:end-shape="id2" svg:d="m5235 1536v-850"><text:p/></draw:connector><draw:connector draw:style-name="gr8" draw:text-style-name="P66" svg:x1="13.23cm" svg:y1="2.709cm" svg:x2="9.233cm" svg:y2="1.21cm" draw:start-shape="id4" draw:start-glue-point="0" draw:end-shape="id2" draw:end-glue-point="2" svg:d="m7501 1536v-425h-2266v-425"><text:p/></draw:connector><draw:connector draw:style-name="gr8" draw:text-style-name="P66" svg:x1="5.23cm" svg:y1="4.711cm" svg:x2="5.23cm" svg:y2="3.71cm" draw:start-shape="id5" draw:start-glue-point="0" draw:end-shape="id1" svg:d="m2965 2671v-567"><text:p/></draw:connector></draw:g></text:p>
      <text:p text:style-name="P9"><text:span text:style-name="T22">Установите значения свойств</text:span><text:span text:style-name="T174"> </text:span><text:span text:style-name="SourceCodeInline"><text:span text:style-name="T174">width</text:span></text:span><text:span text:style-name="T174"> </text:span><text:span text:style-name="T22">и</text:span><text:span text:style-name="T174"> </text:span><text:span text:style-name="SourceCodeInline"><text:span text:style-name="T174">height</text:span></text:span><text:span text:style-name="SourceCodeInline"><text:span text:style-name="T141"> </text:span></text:span><text:span text:style-name="T22">элемента</text:span><text:span text:style-name="T174"> </text:span><text:span text:style-name="SourceCodeInline"><text:span text:style-name="T174">sceneRect</text:span></text:span><text:span text:style-name="T174"> </text:span><text:span text:style-name="T22">в</text:span><text:span text:style-name="T174"> 400x400</text:span><text:span text:style-name="T22">, </text:span><text:span text:style-name="T23">для остальных двух прямоугольников установите размер 100x100 </text:span><text:span text:style-name="T24">пикселей</text:span><text:span text:style-name="T175">.</text:span></text:p>
      <text:p text:style-name="P10"><text:span text:style-name="T25">Установите </text:span><text:span text:style-name="T36">текстовое свойство</text:span><text:span text:style-name="T25"> элементов </text:span><text:span text:style-name="SourceCodeInline"><text:span text:style-name="T176">text1</text:span></text:span><text:span text:style-name="T176"> </text:span><text:span text:style-name="T25">и</text:span><text:span text:style-name="T176"> </text:span><text:span text:style-name="SourceCodeInline"><text:span text:style-name="T176">text2</text:span></text:span><text:span text:style-name="SourceCodeInline"><text:span text:style-name="T150"> </text:span></text:span><text:span text:style-name="SourceCodeInline"><text:span text:style-name="T156">в</text:span></text:span><text:span text:style-name="SourceCodeInline"><text:span text:style-name="T150"> “Hello Qt” </text:span></text:span><text:span text:style-name="SourceCodeInline"><text:span text:style-name="T156">и</text:span></text:span><text:span text:style-name="SourceCodeInline"><text:span text:style-name="T150"> “Quicker Qt” </text:span></text:span><text:span text:style-name="SourceCodeInline"><text:span text:style-name="T156">соответственно.</text:span></text:span></text:p>
      <text:p text:style-name="Text_20_body"><text:span text:style-name="T13">Установите свойств</text:span><text:span text:style-name="T37">а</text:span><text:span text:style-name="T13"> цвета </text:span><text:span text:style-name="T21">прямоугольников в именованный цвет и цвет, указываемый в </text:span><text:span text:style-name="T31">шестнадцатеричном</text:span><text:span text:style-name="T21"> коде, </text:span><text:span text:style-name="T26">например</text:span><text:span text:style-name="T177"> “green” </text:span><text:span text:style-name="T26">и</text:span><text:span text:style-name="T177"> “#ffaacc”</text:span><text:span text:style-name="T26">. Текстовые элементы по-умолчанию имеют черный цвет, но если вы решите сделать прямоугольники темными, можно изменить цвет текст</text:span><text:span text:style-name="T27">овых элементов</text:span><text:span text:style-name="T26"> на белый.</text:span></text:p>
      <text:p text:style-name="P11"><text:span text:style-name="T28">Если запустить этот файл в </text:span><text:span text:style-name="T30">программе </text:span><text:span text:style-name="T28">просмотр</text:span><text:span text:style-name="T30">а</text:span><text:span text:style-name="T28"> qml, нажав на кнопку запуска в</text:span><text:span text:style-name="T178"> Qt Creator</text:span><text:span text:style-name="T28">, вы увидите </text:span><text:span text:style-name="T38">лишь</text:span><text:span text:style-name="T28"> </text:span><text:span text:style-name="T29">групп</text:span><text:span text:style-name="T38">у</text:span><text:span text:style-name="T29"> перекрывающихся элементов в левом верхнем углу сцены.</text:span></text:p>
      <text:h text:style-name="P53" text:outline-level="2">Размещение элементов</text:h>
      <text:p text:style-name="P12"><text:span text:style-name="T179">Чтобы визуально разместить элементы мы будем использовать компоновку по якорям. Конечный результат будет выглядеть примерно </text:span><text:span text:style-name="T195">так,</text:span><text:span text:style-name="T179"> как </text:span><text:span text:style-name="T195">показано </text:span><text:span text:style-name="T179">на рисунке ниже, но не стесняйтесь вносить собственные изменения.</text:span></text:p>
      <text:p text:style-name="Text_20_body"><draw:g text:anchor-type="paragraph" draw:z-index="44" draw:style-name="gr9"><draw:rect draw:style-name="gr10" draw:text-style-name="P66" svg:width="7.501cm" svg:height="7.002cm" draw:transform="rotate (-1.57079632679579) translate (12.7299861111111cm -0.0405694444444444cm)"><text:p/></draw:rect><draw:rect draw:style-name="gr11" draw:text-style-name="P66" svg:width="2.001cm" svg:height="2.001cm" draw:transform="rotate (-1.57079632679579) translate (10.2305555555556cm 0.956027777777778cm)"><text:p/></draw:rect><draw:rect draw:style-name="gr12" draw:text-style-name="P66" svg:width="2.001cm" svg:height="2.001cm" draw:transform="rotate (-1.57079632679579) translate (10.2305555555556cm 4.45911111111111cm)"><text:p/></draw:rect></draw:g></text:p>
      <text:p text:style-name="P20"><text:span text:style-name="T40">Начнем с того, что </text:span><text:span text:style-name="T41">заставим </text:span><text:span text:style-name="T44">элемент</text:span><text:span text:style-name="T180"> </text:span><text:span text:style-name="SourceCodeInline"><text:span text:style-name="T180">text1</text:span></text:span><text:span text:style-name="T180"> </text:span><text:span text:style-name="T41">заполнить своего родителя, привязав</text:span><text:span text:style-name="T181"> </text:span><text:span text:style-name="T42">свойство</text:span><text:span text:style-name="T181"> </text:span><text:span text:style-name="SourceCodeInline"><text:span text:style-name="T181">anchors.fill</text:span></text:span><text:span text:style-name="T181"> </text:span><text:span text:style-name="T43">к родителю </text:span><text:span text:style-name="T46">этого </text:span><text:span text:style-name="T45">элемента</text:span><text:span text:style-name="T182">.</text:span></text:p>
      <text:p text:style-name="P22"><text:span text:style-name="T39">Затем </text:span><text:span text:style-name="T48">отцентрируем</text:span><text:span text:style-name="T183"> </text:span><text:span text:style-name="SourceCodeInline"><text:span text:style-name="T183">text2</text:span></text:span><text:span text:style-name="T183"> </text:span><text:span text:style-name="T47">по</text:span><text:span text:style-name="T39"> </text:span><text:span text:style-name="SourceCodeInline"><text:span text:style-name="T183">rect2</text:span></text:span><text:span text:style-name="SourceCodeInline"><text:span text:style-name="T162"> с помощью свойства </text:span></text:span><text:span text:style-name="SourceCodeInline"><text:span text:style-name="T184">anchors.centerIn</text:span></text:span><text:span text:style-name="SourceCodeInline"><text:span text:style-name="T162">. </text:span></text:span><text:span text:style-name="SourceCodeInline"><text:span text:style-name="T163">Теперь</text:span></text:span><text:span text:style-name="SourceCodeInline"><text:span text:style-name="T157"> </text:span></text:span><text:span text:style-name="SourceCodeInline"><text:span text:style-name="T161">установим</text:span></text:span><text:span text:style-name="SourceCodeInline"><text:span text:style-name="T157"> значение</text:span></text:span><text:span text:style-name="SourceCodeInline"><text:span text:style-name="T151"> </text:span></text:span><text:span text:style-name="SourceCodeInline"><text:span text:style-name="T185">y</text:span></text:span><text:span text:style-name="SourceCodeInline"><text:span text:style-name="T151"> </text:span></text:span><text:span text:style-name="SourceCodeInline"><text:span text:style-name="T157">элемента</text:span></text:span><text:span text:style-name="SourceCodeInline"><text:span text:style-name="T151"> </text:span></text:span><text:span text:style-name="SourceCodeInline"><text:span text:style-name="T185">rect2</text:span></text:span><text:span text:style-name="SourceCodeInline"><text:span text:style-name="T151"> </text:span></text:span><text:span text:style-name="SourceCodeInline"><text:span text:style-name="T161">как </text:span></text:span><text:span text:style-name="SourceCodeInline"><text:span text:style-name="T157">зеркальн</text:span></text:span><text:span text:style-name="SourceCodeInline"><text:span text:style-name="T161">ое</text:span></text:span><text:span text:style-name="SourceCodeInline"><text:span text:style-name="T157"> </text:span></text:span><text:span text:style-name="SourceCodeInline"><text:span text:style-name="T161">и </text:span></text:span><text:span text:style-name="SourceCodeInline"><text:span text:style-name="T157">инвертированн</text:span></text:span><text:span text:style-name="SourceCodeInline"><text:span text:style-name="T161">ое значение</text:span></text:span><text:span text:style-name="SourceCodeInline"><text:span text:style-name="T152"> </text:span></text:span><text:span text:style-name="SourceCodeInline"><text:span text:style-name="T186">y</text:span></text:span><text:span text:style-name="SourceCodeInline"><text:span text:style-name="T152"> </text:span></text:span><text:span text:style-name="SourceCodeInline"><text:span text:style-name="T161">элемента</text:span></text:span><text:span text:style-name="SourceCodeInline"><text:span text:style-name="T152"> </text:span></text:span><text:span text:style-name="SourceCodeInline"><text:span text:style-name="T186">rect1</text:span></text:span><text:span text:style-name="SourceCodeInline"><text:span text:style-name="T152">.</text:span></text:span></text:p>
      <text:p text:style-name="P21"><text:span text:style-name="SourceCodeInline"><text:span text:style-name="T157">Т</text:span></text:span><text:span text:style-name="SourceCodeInline"><text:span text:style-name="T158">аким образом</text:span></text:span><text:span text:style-name="SourceCodeInline"><text:span text:style-name="T157">, значение</text:span></text:span><text:span text:style-name="SourceCodeInline"><text:span text:style-name="T159">м</text:span></text:span><text:span text:style-name="SourceCodeInline"><text:span text:style-name="T157"> </text:span></text:span><text:span text:style-name="SourceCodeInline"><text:span text:style-name="T185">y</text:span></text:span><text:span text:style-name="SourceCodeInline"><text:span text:style-name="T157"> элемента </text:span></text:span><text:span text:style-name="SourceCodeInline"><text:span text:style-name="T185">rect2</text:span></text:span><text:span text:style-name="SourceCodeInline"><text:span text:style-name="T157"> </text:span></text:span><text:span text:style-name="SourceCodeInline"><text:span text:style-name="T159">станет </text:span></text:span><text:span text:style-name="SourceCodeInline"><text:span text:style-name="T160">следующее </text:span></text:span><text:span text:style-name="SourceCodeInline"><text:span text:style-name="T157">выражени</text:span></text:span><text:span text:style-name="SourceCodeInline"><text:span text:style-name="T159">е</text:span></text:span><text:span text:style-name="SourceCodeInline"><text:span text:style-name="T157">:</text:span></text:span></text:p>
      <text:p text:style-name="SourceCodeSingle"><text:span text:style-name="Source_20_Text">sceneRect.height - rect1.y </text:span><text:span text:style-name="Source_20_Text">- height</text:span></text:p>
      <text:p text:style-name="P23"><text:span text:style-name="T57">Наконец, разместим </text:span><text:span text:style-name="SourceCodeInline"><text:span text:style-name="T189">rect1</text:span></text:span><text:span text:style-name="T189"> </text:span><text:span text:style-name="T57">и</text:span><text:span text:style-name="T189"> </text:span><text:span text:style-name="SourceCodeInline"><text:span text:style-name="T189">rect2</text:span></text:span><text:span text:style-name="T189"> </text:span><text:span text:style-name="T57">в визуально удобные положения, рядом друг с другом,</text:span><text:span text:style-name="T189"> </text:span><text:span text:style-name="T55">установив значени</text:span><text:span text:style-name="T58">я</text:span><text:span text:style-name="T190"> </text:span><text:span text:style-name="SourceCodeInline"><text:span text:style-name="T190">x</text:span></text:span><text:span text:style-name="T190"> </text:span><text:span text:style-name="T54">обоих </text:span><text:span text:style-name="T55">элементов</text:span><text:span text:style-name="T54"> и </text:span><text:span text:style-name="T56">значение</text:span><text:span text:style-name="T190"> </text:span><text:span text:style-name="SourceCodeInline"><text:span text:style-name="T190">y</text:span></text:span><text:span text:style-name="T190"> </text:span><text:span text:style-name="T54">элемента</text:span><text:span text:style-name="T190"> </text:span><text:span text:style-name="SourceCodeInline"><text:span text:style-name="T190">rect1</text:span></text:span><text:span text:style-name="T190">.</text:span></text:p>
      <text:p text:style-name="P24"><text:span text:style-name="T52">При запуске </text:span><text:span text:style-name="T238">qml</text:span><text:span text:style-name="T240"> </text:span><text:span text:style-name="T52">скрипта становится </text:span><text:span text:style-name="T59">ясно</text:span><text:span text:style-name="T52">, что текст элемента</text:span><text:span text:style-name="T191"> </text:span><text:span text:style-name="SourceCodeInline"><text:span text:style-name="T191">text1</text:span></text:span><text:span text:style-name="T191"> </text:span><text:span text:style-name="T52">нужно отцентрировать </text:span><text:span text:style-name="T53">по-</text:span><text:span text:style-name="T52">вертикал</text:span><text:span text:style-name="T53">и</text:span><text:span text:style-name="T52"> и </text:span><text:span text:style-name="T53">по-</text:span><text:span text:style-name="T52">горизонтал</text:span><text:span text:style-name="T53">и</text:span><text:span text:style-name="T52">, чтобы он корректно размещался на</text:span><text:span text:style-name="T191"> </text:span><text:span text:style-name="SourceCodeInline"><text:span text:style-name="T191">rect1</text:span></text:span><text:span text:style-name="T191">. </text:span><text:span text:style-name="T49">Это достигается </text:span><text:span text:style-name="T51">привязыванием свойств</text:span><text:span text:style-name="T192"> </text:span><text:span text:style-name="SourceCodeInline"><text:span text:style-name="T192">verticalAlignment</text:span></text:span><text:span text:style-name="T192"> </text:span><text:span text:style-name="T49">и</text:span><text:span text:style-name="T192"> </text:span><text:span text:style-name="SourceCodeInline"><text:span text:style-name="T192">horizontalAlignment</text:span></text:span><text:span text:style-name="T49"> в </text:span><text:span text:style-name="T51">значения</text:span><text:span text:style-name="T192"> </text:span><text:span text:style-name="SourceCodeInline"><text:span text:style-name="T192">Text.AlignVCenter</text:span></text:span><text:span text:style-name="T49"> </text:span><text:span text:style-name="T50">и</text:span><text:span text:style-name="T192"> </text:span><text:span text:style-name="SourceCodeInline"><text:span text:style-name="T192">Text.AlignHCenter</text:span></text:span><text:span text:style-name="T49"> соответственно</text:span><text:span text:style-name="T192">.</text:span></text:p>
      <text:h text:style-name="P54" text:outline-level="2">Добавление движения</text:h>
      <text:p text:style-name="P27"><text:span text:style-name="T67">Чтобы понять динамику сцены, добавим анимацию значения</text:span><text:span text:style-name="T200"> </text:span><text:span text:style-name="SourceCodeInline"><text:span text:style-name="T200">y</text:span></text:span><text:span text:style-name="T200"> </text:span><text:span text:style-name="T67">элемента</text:span><text:span text:style-name="T200"> </text:span><text:span text:style-name="SourceCodeInline"><text:span text:style-name="T200">rect1</text:span></text:span><text:span text:style-name="SourceCodeInline"><text:span text:style-name="T142">. </text:span></text:span><text:span text:style-name="SourceCodeInline"><text:span text:style-name="T167">Это, в свою очередь, приведет к изменению значения</text:span></text:span><text:span text:style-name="SourceCodeInline"><text:span text:style-name="T143"> </text:span></text:span><text:span text:style-name="SourceCodeInline"><text:span text:style-name="T201">y</text:span></text:span><text:span text:style-name="SourceCodeInline"><text:span text:style-name="T143"> </text:span></text:span><text:span text:style-name="SourceCodeInline"><text:span text:style-name="T167">элемента</text:span></text:span><text:span text:style-name="SourceCodeInline"><text:span text:style-name="T143"> </text:span></text:span><text:span text:style-name="SourceCodeInline"><text:span text:style-name="T201">rect2</text:span></text:span><text:span text:style-name="SourceCodeInline"><text:span text:style-name="T143">, </text:span></text:span><text:span text:style-name="SourceCodeInline"><text:span text:style-name="T167">так как оно связано с аним</text:span></text:span><text:span text:style-name="SourceCodeInline"><text:span text:style-name="T170">ационным</text:span></text:span><text:span text:style-name="SourceCodeInline"><text:span text:style-name="T167"> значением.</text:span></text:span></text:p>
      <text:p text:style-name="P28"><text:span text:style-name="SourceCodeInline"><text:span text:style-name="T168">Начнем с добавления </text:span></text:span><text:span text:style-name="SourceCodeInline"><text:span text:style-name="T172">однократной </text:span></text:span><text:span text:style-name="SourceCodeInline"><text:span text:style-name="T168">анимации</text:span></text:span><text:span text:style-name="SourceCodeInline"><text:span text:style-name="T144"> </text:span></text:span><text:span text:style-name="SourceCodeInline"><text:span text:style-name="T202">NumberAnimation</text:span></text:span><text:span text:style-name="SourceCodeInline"><text:span text:style-name="T144"> </text:span></text:span><text:span text:style-name="SourceCodeInline"><text:span text:style-name="T168">для значения</text:span></text:span><text:span text:style-name="SourceCodeInline"><text:span text:style-name="T144"> </text:span></text:span><text:span text:style-name="SourceCodeInline"><text:span text:style-name="T202">y</text:span></text:span><text:span text:style-name="SourceCodeInline"><text:span text:style-name="T144"> </text:span></text:span><text:span text:style-name="SourceCodeInline"><text:span text:style-name="T168">элемента</text:span></text:span><text:span text:style-name="SourceCodeInline"><text:span text:style-name="T144"> </text:span></text:span><text:span text:style-name="SourceCodeInline"><text:span text:style-name="T202">rect1</text:span></text:span><text:span text:style-name="SourceCodeInline"><text:span text:style-name="T144">. </text:span></text:span><text:span text:style-name="SourceCodeInline"><text:span text:style-name="T169">Просто </text:span></text:span><text:span text:style-name="SourceCodeInline"><text:span text:style-name="T171">добавьте следующий код вместо</text:span></text:span><text:span text:style-name="SourceCodeInline"><text:span text:style-name="T169"> привязк</text:span></text:span><text:span text:style-name="SourceCodeInline"><text:span text:style-name="T171">и</text:span></text:span><text:span text:style-name="SourceCodeInline"><text:span text:style-name="T169"> свойства</text:span></text:span><text:span text:style-name="SourceCodeInline"><text:span text:style-name="T145"> </text:span></text:span><text:span text:style-name="SourceCodeInline"><text:span text:style-name="T203">y</text:span></text:span><text:span text:style-name="SourceCodeInline"><text:span text:style-name="T145">:</text:span></text:span></text:p>
      <text:p text:style-name="SourceCodeFirst">NumberAnimation on y { </text:p>
      <text:p text:style-name="SourceCode"><text:tab/>to: 300; duration: 5000; easing.type: Easing.InOutQuad; </text:p>
      <text:p text:style-name="SourceCodeLast">}</text:p>
      <text:p text:style-name="P29"><text:soft-page-break/><text:span text:style-name="T68">Для анимации устанавливаются конечное значение</text:span><text:span text:style-name="T204"> (</text:span><text:span text:style-name="SourceCodeInline"><text:span text:style-name="T204">to</text:span></text:span><text:span text:style-name="T204">), </text:span><text:span text:style-name="T68">длительность и кривая </text:span><text:span text:style-name="T69">анимации</text:span><text:span text:style-name="T204">. </text:span><text:span text:style-name="T70">Длительность</text:span><text:span text:style-name="T205"> (</text:span><text:span text:style-name="SourceCodeInline"><text:span text:style-name="T205">duration</text:span></text:span><text:span text:style-name="T205">) </text:span><text:span text:style-name="T70">выражается в </text:span><text:span text:style-name="T72">миллисекундах</text:span><text:span text:style-name="T70"> (1 с = 1000 мс), таким образом анимация будет длиться пять секунд. </text:span><text:span text:style-name="T71">Кривая анимации</text:span><text:span text:style-name="T206"> </text:span><text:span text:style-name="T207">(</text:span><text:span text:style-name="SourceCodeInline"><text:span text:style-name="T207">easing</text:span></text:span><text:span text:style-name="T207">)</text:span><text:span text:style-name="T206"> </text:span><text:span text:style-name="T71">описывает, как будет изменяться значение. В данном случае использована квадратичная кривая, чтобы сделать начало и конец анимации более плавными. Все доступные для использования кривые можно увидеть на</text:span><text:span text:style-name="T206"> </text:span><text:span text:style-name="T9">http://doc.qt.nokia.com/latest/qml-propertyanimation.html#easing.type-prop</text:span><text:span text:style-name="T206"> .</text:span></text:p>
      <text:p text:style-name="P13"><text:span text:style-name="T208">Мы создали однократную </text:span><text:span text:style-name="T209">анимацию, которая перемещает прямоугольник</text:span><text:span text:style-name="T210">и</text:span><text:span text:style-name="T209"> один раз. Следующей задачей будет </text:span><text:span text:style-name="T217">создать</text:span><text:span text:style-name="T209"> две анимации в последовательн</text:span><text:span text:style-name="T217">ой</text:span><text:span text:style-name="T209"> групп</text:span><text:span text:style-name="T218">е</text:span><text:span text:style-name="T209">, т.е. заставить их выполняться друг за другом. </text:span><text:span text:style-name="T210">Одна анимация переместит прямоугольники в одном направлении, а вторая анимация переместит их в обратном направлении. Зациклив анимационную группу, получим бе</text:span><text:span text:style-name="T216">с</text:span><text:span text:style-name="T210">конечный цикл последовательных перемещений.</text:span></text:p>
      <text:p text:style-name="P30"><text:span text:style-name="T73">Начните с замены</text:span><text:span text:style-name="T211"> </text:span><text:span text:style-name="SourceCodeInline"><text:span text:style-name="T211">NumberAnimation</text:span></text:span><text:span text:style-name="T211"> </text:span><text:span text:style-name="T73">на</text:span><text:span text:style-name="T211"> </text:span><text:span text:style-name="SourceCodeInline"><text:span text:style-name="T211">SequentialAnimation</text:span></text:span><text:span text:style-name="T211"> </text:span><text:span text:style-name="T219">для </text:span><text:span text:style-name="T73">свойств</text:span><text:span text:style-name="T74">а</text:span><text:span text:style-name="T211"> </text:span><text:span text:style-name="SourceCodeInline"><text:span text:style-name="T211">y</text:span></text:span><text:span text:style-name="T211">. </text:span><text:span text:style-name="T73">Внутри последовательной анимации создайте два объекта</text:span><text:span text:style-name="T211"> </text:span><text:span text:style-name="SourceCodeInline"><text:span text:style-name="T211">NumberAnimation</text:span></text:span><text:span text:style-name="T211">.</text:span></text:p>
      <text:p text:style-name="P31"><text:span text:style-name="T75">Первая числовая анимация</text:span><text:span text:style-name="T212"> (</text:span><text:span text:style-name="SourceCodeInline"><text:span text:style-name="T212">NumberAnimation</text:span></text:span><text:span text:style-name="T212">) </text:span><text:span text:style-name="T76">будет иметь конечное значение</text:span><text:span text:style-name="T213"> 300, </text:span><text:span text:style-name="T76">а вторая</text:span><text:span text:style-name="T213"> – </text:span><text:span text:style-name="T76">ноль. Теперь установите длительность и тип кривой анимации по своему вкусу. </text:span><text:span text:style-name="T77">Хороший эффект можно получить при “прыгающих” прямоугольниках</text:span><text:span text:style-name="T214"> (</text:span><text:span text:style-name="SourceCodeInline"><text:span text:style-name="T214">Easing.OutBounce</text:span></text:span><text:span text:style-name="T214">), </text:span><text:span text:style-name="T77">а также </text:span><text:span text:style-name="T80">при</text:span><text:span text:style-name="T77">различны</text:span><text:span text:style-name="T80">х</text:span><text:span text:style-name="T77"> комбинаци</text:span><text:span text:style-name="T81">ях</text:span><text:span text:style-name="T77"> кривых</text:span><text:span text:style-name="T214"> </text:span><text:span text:style-name="SourceCodeInline"><text:span text:style-name="T214">OutQuad</text:span></text:span><text:span text:style-name="T214"> </text:span><text:span text:style-name="T77">и</text:span><text:span text:style-name="T214"> </text:span><text:span text:style-name="SourceCodeInline"><text:span text:style-name="T214">InOutQuad</text:span></text:span><text:span text:style-name="T214">.</text:span></text:p>
      <text:p text:style-name="P32"><text:span text:style-name="T78">Чтобы сделать цикл последовательной анимации бесконечным, </text:span><text:span text:style-name="T79">задайте</text:span><text:span text:style-name="T78"> свойство</text:span><text:span text:style-name="T215"> </text:span><text:span text:style-name="SourceCodeInline"><text:span text:style-name="T215">loops</text:span></text:span><text:span text:style-name="T215"> </text:span><text:span text:style-name="T78">так</text:span><text:span text:style-name="T79">им образом</text:span><text:span text:style-name="T78">:</text:span></text:p>
      <text:p text:style-name="SourceCodeSingle">loops: Animation.Infinite</text:p>
      <text:h text:style-name="P55" text:outline-level="2">Взаимодействие с состояниями</text:h>
      <text:p text:style-name="P16"><text:span text:style-name="T241">Жестко закодированные анимации —</text:span><text:span text:style-name="T251"> </text:span><text:span text:style-name="T249">это</text:span><text:span text:style-name="T242"> </text:span><text:span text:style-name="T251">лишь </text:span><text:span text:style-name="T242">оди</text:span><text:span text:style-name="T249">н</text:span><text:span text:style-name="T242"> из</text:span><text:span text:style-name="T241"> способ</text:span><text:span text:style-name="T242">ов</text:span><text:span text:style-name="T241"> достичь движения </text:span><text:span text:style-name="T243">объектов</text:span><text:span text:style-name="T241">, но обычно </text:span><text:span text:style-name="T244">конечные положения</text:span><text:span text:style-name="T241"> различны для различных анимаций и </text:span><text:span text:style-name="T245">непрерывное</text:span><text:span text:style-name="T241"> движение не явля</text:span><text:span text:style-name="T248">е</text:span><text:span text:style-name="T241">тся основной целью. </text:span><text:span text:style-name="T246">Вместо этого требу</text:span><text:span text:style-name="T247">ю</text:span><text:span text:style-name="T246">тся </text:span><text:span text:style-name="T250">плавные</text:span><text:span text:style-name="T246"> переходы между состояниями.</text:span></text:p>
      <text:p text:style-name="P17"><text:span text:style-name="T239">Qt Quick</text:span><text:span text:style-name="T246"> </text:span><text:span text:style-name="T252">позволяет это сделать с помощью состояний и переходов. </text:span><text:span text:style-name="T254">С</text:span><text:span text:style-name="T252">остояния описывают </text:span><text:span text:style-name="T253">конечные </text:span><text:span text:style-name="T254">значения (например, положени</text:span><text:span text:style-name="T255">я</text:span><text:span text:style-name="T254"> прямоугольника).</text:span><text:span text:style-name="T253"> </text:span><text:span text:style-name="T254">П</text:span><text:span text:style-name="T253">ереходы </text:span><text:span text:style-name="T254">же определяют то,</text:span><text:span text:style-name="T253"> каким </text:span><text:span text:style-name="T254">именно </text:span><text:span text:style-name="T253">образом перейти в эти положения. </text:span><text:span text:style-name="T256">Теперь применим это к сцене из предыдущих шагов упражнения.</text:span></text:p>
      <text:p text:style-name="P19">Для начала удалите анимации, созданные на шаге 3, вернув статичную сцену, полученную в конце шага 2.</text:p>
      <text:p text:style-name="P41"><text:span text:style-name="T13">Теперь добавьте два состояния</text:span> (<text:span text:style-name="T26">“</text:span>first<text:span text:style-name="T26">“</text:span> <text:span text:style-name="T13">и</text:span> <text:span text:style-name="T26">“</text:span>second<text:span text:style-name="T26">“</text:span>) <text:span text:style-name="T13">в объект</text:span> <text:span text:style-name="SourceCodeInline">sceneRect</text:span> <text:span text:style-name="T13">с помощью следующего</text:span> <text:span text:style-name="T13">кода:</text:span></text:p>
      <text:p text:style-name="SourceCodeFirst">states: [</text:p>
      <text:p text:style-name="SourceCode"><text:s text:c="4"/>State { name: "first" },</text:p>
      <text:p text:style-name="SourceCode"><text:s text:c="4"/>State { name: "second" }</text:p>
      <text:p text:style-name="SourceCodeLast">]</text:p>
      <text:p text:style-name="P42"><text:span text:style-name="T112">Для каждого состояния можно добавить несколько элементов</text:span><text:span text:style-name="T257"> </text:span><text:span text:style-name="SourceCodeInline"><text:span text:style-name="T257">PropertyChanges</text:span></text:span><text:span text:style-name="T257">. </text:span><text:span text:style-name="T111">Элемент</text:span><text:span text:style-name="T258"> </text:span><text:span text:style-name="SourceCodeInline"><text:span text:style-name="T258">PropertyChanges</text:span></text:span><text:span text:style-name="T258"> </text:span><text:span text:style-name="T111">изменяет набор свойств для указанного целевого элемента. </text:span><text:span text:style-name="T113">Например, следующий код изменяет координату</text:span><text:span text:style-name="T259"> </text:span><text:span text:style-name="SourceCodeInline"><text:span text:style-name="T259">y</text:span></text:span><text:span text:style-name="T259"> </text:span><text:span text:style-name="T113">объекта</text:span><text:span text:style-name="T259"> </text:span><text:span text:style-name="SourceCodeInline"><text:span text:style-name="T259">rect1</text:span></text:span><text:span text:style-name="T259"> </text:span><text:span text:style-name="T113">на ноль</text:span><text:span text:style-name="T259">:</text:span></text:p>
      <text:p text:style-name="SourceCodeSingle">PropertyChanges { target: rect1; y: 0 }</text:p>
      <text:p text:style-name="P43"><text:span text:style-name="T114">Теперь </text:span><text:span text:style-name="T115">настройте</text:span><text:span text:style-name="T114"> </text:span><text:span text:style-name="T115">состояния таким образом, чтобы значение элемента было нулем для </text:span><text:soft-page-break/><text:span text:style-name="T115">первого состояния и</text:span><text:span text:style-name="T260"> 300 – </text:span><text:span text:style-name="T115">для второго состояния.</text:span></text:p>
      <text:p text:style-name="P44"><text:span text:style-name="T116">Теперь вы можете проверить </text:span><text:span text:style-name="T117">работу</text:span><text:span text:style-name="T116"> об</text:span><text:span text:style-name="T117">оих</text:span><text:span text:style-name="T116"> состояни</text:span><text:span text:style-name="T117">й</text:span><text:span text:style-name="T116">, привязав свойство </text:span><text:span text:style-name="SourceCodeInline"><text:span text:style-name="T116">state</text:span></text:span><text:span text:style-name="SourceCodeInline"><text:span text:style-name="T173"> </text:span></text:span><text:span text:style-name="T116">элемента </text:span><text:span text:style-name="SourceCodeInline"><text:span text:style-name="T116">sceneRect</text:span></text:span><text:span text:style-name="T116"> </text:span><text:span text:style-name="T118">к первому или второму состоянию.</text:span></text:p>
      <text:p text:style-name="SourceCodeSingle">state: "first"</text:p>
      <text:p text:style-name="P45"><text:span text:style-name="T119">Однако это </text:span><text:span text:style-name="T120">немного </text:span><text:span text:style-name="T121">скучно</text:span><text:span text:style-name="T119">. Лучше добавим </text:span><text:span text:style-name="SourceCodeInline"><text:span text:style-name="T261">MouseArea</text:span></text:span><text:span text:style-name="T261"> </text:span><text:span text:style-name="T119">в</text:span><text:span text:style-name="T261"> </text:span><text:span text:style-name="SourceCodeInline"><text:span text:style-name="T261">sceneRect</text:span></text:span><text:span text:style-name="T261"> </text:span><text:span text:style-name="T119">с помощью следующего кода</text:span><text:span text:style-name="T261">:</text:span></text:p>
      <text:p text:style-name="SourceCodeFirst">MouseArea {</text:p>
      <text:p text:style-name="SourceCode"><text:s text:c="4"/>anchors.fill: parent</text:p>
      <text:p text:style-name="SourceCode"><text:s text:c="4"/>onClicked: { </text:p>
      <text:p text:style-name="SourceCode"><text:s text:c="8"/>if (parent.state == "first") </text:p>
      <text:p text:style-name="SourceCode"><text:s text:c="12"/>parent.state = "second"; </text:p>
      <text:p text:style-name="SourceCode"><text:s text:c="8"/>else </text:p>
      <text:p text:style-name="SourceCode"><text:s text:c="12"/>parent.state = "first"; </text:p>
      <text:p text:style-name="SourceCode"><text:s text:c="4"/>}</text:p>
      <text:p text:style-name="SourceCodeLast">}</text:p>
      <text:p text:style-name="P18"><text:span text:style-name="T262">В результате этого нажати</text:span><text:span text:style-name="T263">е</text:span><text:span text:style-name="T262"> </text:span><text:span text:style-name="T263">кнопки мыши в любом месте сцены переключит состояния. </text:span><text:span text:style-name="T264">Тестируя полученный скрипт можно увидеть, что состояния переключаются мгновенно. Некрасиво и не плавно.</text:span></text:p>
      <text:p text:style-name="P46"><text:span text:style-name="T122">Решением проблемы являются переходы. </text:span><text:span text:style-name="T123">Свойство</text:span><text:span text:style-name="T265"> </text:span><text:span text:style-name="SourceCodeInline"><text:span text:style-name="T11">transitions</text:span></text:span><text:span text:style-name="T265"> </text:span><text:span text:style-name="T123">содержит </text:span><text:span text:style-name="T124">список анимаций,</text:span><text:span text:style-name="T266"> </text:span><text:span text:style-name="T124">которые применяются к заданным свойствам. </text:span><text:span text:style-name="T125">Таким образом можно управлять изменением состояний.</text:span></text:p>
      <text:p text:style-name="P47"><text:span text:style-name="T126">Чтобы добавить переходы на сцену, добавьте свойство</text:span><text:span text:style-name="T267"> </text:span><text:span text:style-name="SourceCodeInline"><text:span text:style-name="T267">transitions</text:span></text:span><text:span text:style-name="T267"> </text:span><text:span text:style-name="T126">в </text:span><text:span text:style-name="T127">элементе</text:span><text:span text:style-name="T126"> </text:span><text:span text:style-name="SourceCodeInline"><text:span text:style-name="T267">sceneRect</text:span></text:span><text:span text:style-name="SourceCodeInline"><text:span text:style-name="T147">,</text:span></text:span><text:span text:style-name="T126"> с </text:span><text:span text:style-name="T129">анимацией</text:span><text:span text:style-name="T267"> </text:span><text:span text:style-name="SourceCodeInline"><text:span text:style-name="T267">NumberAnimation</text:span></text:span><text:span text:style-name="T267"> </text:span><text:span text:style-name="T126">для свойства</text:span><text:span text:style-name="T267"> </text:span><text:span text:style-name="SourceCodeInline"><text:span text:style-name="T267">y</text:span></text:span><text:span text:style-name="T267"> </text:span><text:span text:style-name="T126">элемента</text:span><text:span text:style-name="T267"> </text:span><text:span text:style-name="SourceCodeInline"><text:span text:style-name="T267">rect1</text:span></text:span><text:span text:style-name="T267">.</text:span></text:p>
      <text:p text:style-name="SourceCodeFirst">transitions: [</text:p>
      <text:p text:style-name="SourceCode"><text:s text:c="4"/>Transition {</text:p>
      <text:p text:style-name="SourceCode"><text:s text:c="8"/>NumberAnimation { </text:p>
      <text:p text:style-name="SourceCode"><text:s text:c="12"/>target: rect1 </text:p>
      <text:p text:style-name="SourceCode"><text:s text:c="12"/>property: "y" </text:p>
      <text:p text:style-name="SourceCode"><text:s text:c="12"/>duration: 500 </text:p>
      <text:p text:style-name="SourceCode"><text:s text:c="8"/>}</text:p>
      <text:p text:style-name="SourceCode"><text:s text:c="4"/>}</text:p>
      <text:p text:style-name="SourceCodeLast">]</text:p>
      <text:p text:style-name="P48"><text:span text:style-name="T128">Поэкспериментируйте с настройкой длительности и типа кривой анимации</text:span><text:span text:style-name="T268"> </text:span><text:span text:style-name="SourceCodeInline"><text:span text:style-name="T268">NumberAnimation</text:span></text:span><text:span text:style-name="SourceCodeInline"><text:span text:style-name="T148">,</text:span></text:span><text:span text:style-name="T268"> </text:span><text:span text:style-name="T128">чтобы добиться эффекта плавного перехода.</text:span></text:p>
      <text:p text:style-name="P49"><text:span text:style-name="T130">В показанном здесь примере для всех переходов </text:span><text:span text:style-name="T129">применен один и тот же эффект перехода. Используя свойства</text:span><text:span text:style-name="T269"> </text:span><text:span text:style-name="SourceCodeInline"><text:span text:style-name="T269">to</text:span></text:span><text:span text:style-name="T269"> </text:span><text:span text:style-name="T129">и</text:span><text:span text:style-name="T269"> </text:span><text:span text:style-name="SourceCodeInline"><text:span text:style-name="T269">from</text:span></text:span><text:span text:style-name="T269"> </text:span><text:span text:style-name="T131">для </text:span><text:span text:style-name="T129">каждого </text:span><text:span text:style-name="T131">объекта</text:span><text:span text:style-name="T270"> </text:span><text:span text:style-name="SourceCodeInline"><text:span text:style-name="T270">Transition</text:span></text:span><text:span text:style-name="T270"> </text:span><text:span text:style-name="T131">можно управлять поведением</text:span><text:span text:style-name="T270"> </text:span><text:span text:style-name="T131">разных свойств для разных переход</text:span><text:span text:style-name="T133">ных изменений</text:span><text:span text:style-name="T131">.</text:span></text:p>
      <text:p text:style-name="P50"><text:span text:style-name="T132">Попробуйте использовать различные кривые анимации и длительности в зависимости от конечного состояния</text:span><text:span text:style-name="T271"> (</text:span><text:span text:style-name="SourceCodeInline"><text:span text:style-name="T271">to</text:span></text:span><text:span text:style-name="T271">).</text:span><text:span text:style-name="T132"> Затем попробуйте добавить изменение свойств</text:span><text:span text:style-name="T134">а</text:span><text:span text:style-name="T132"> </text:span><text:span text:style-name="SourceCodeInline"><text:span text:style-name="T271">scale</text:span></text:span><text:span text:style-name="T271"> </text:span><text:span text:style-name="T132">обоих</text:span><text:span text:style-name="T271"> </text:span><text:span text:style-name="T132">прямоугольников, добавив объекты</text:span><text:span text:style-name="T271"> </text:span><text:span text:style-name="SourceCodeInline"><text:span text:style-name="T271">PropertyChanges</text:span></text:span><text:span text:style-name="T271"> </text:span><text:span text:style-name="T132">в состояния.</text:span></text:p>
      <text:h text:style-name="P58" text:outline-level="1">Советы по выполнению</text:h>
      <text:h text:style-name="P59" text:outline-level="4"><text:span text:style-name="T194">Шаг </text:span>1</text:h>
      <text:p text:style-name="P34"><text:span text:style-name="T86">Свойства </text:span><text:span text:style-name="T87">задаются</text:span><text:span text:style-name="T86"> с помощью связыва</text:span><text:span text:style-name="T90">ния</text:span><text:span text:style-name="T221"> (</text:span><text:span text:style-name="T10">binding</text:span><text:span text:style-name="T221">); </text:span><text:span text:style-name="T86">например, чтобы </text:span><text:span text:style-name="T91">для элемента</text:span><text:span text:style-name="T223"> </text:span><text:span text:style-name="T86">пр</text:span><text:span text:style-name="T89">и</text:span><text:span text:style-name="T86">вязать свойство</text:span><text:span text:style-name="T221"> </text:span><text:span text:style-name="SourceCodeInline"><text:span text:style-name="T221">width</text:span></text:span><text:span text:style-name="T221"> </text:span><text:span text:style-name="T88">к значению 200, наберите следующий код в скобках</text:span><text:span text:style-name="T222"> </text:span><text:span text:style-name="SourceCodeInline"><text:span text:style-name="T222">{</text:span></text:span><text:span text:style-name="T222"> </text:span><text:span text:style-name="T88">и</text:span><text:span text:style-name="T222"> </text:span><text:span text:style-name="SourceCodeInline"><text:span text:style-name="T222">} </text:span></text:span><text:span text:style-name="T88">в</text:span><text:span text:style-name="T87">нутри</text:span><text:span text:style-name="T88"> о</text:span><text:span text:style-name="T102">бъявления</text:span><text:span text:style-name="T88"> элемента:</text:span></text:p>
      <text:p text:style-name="SourceCodeSingle">width: 200</text:p>
      <text:p text:style-name="P35"><text:span text:style-name="T92">Размер</text:span><text:span text:style-name="T93">ы</text:span><text:span text:style-name="T92"> прямоугольника зада</text:span><text:span text:style-name="T94">ю</text:span><text:span text:style-name="T92">тся свойствами</text:span><text:span text:style-name="T224"> </text:span><text:span text:style-name="SourceCodeInline"><text:span text:style-name="T224">width</text:span></text:span><text:span text:style-name="T224"> </text:span><text:span text:style-name="T92">и</text:span><text:span text:style-name="T224"> </text:span><text:span text:style-name="SourceCodeInline"><text:span text:style-name="T224">height</text:span></text:span><text:span text:style-name="T224">.</text:span></text:p>
      <text:p text:style-name="P35"><text:span text:style-name="T92">Чтобы задать элементу имя, просто привяжите свойство</text:span><text:span text:style-name="T224"> </text:span><text:span text:style-name="SourceCodeInline"><text:span text:style-name="T224">id</text:span></text:span><text:span text:style-name="T224"> </text:span><text:span text:style-name="T92">к выбранному имени, без кавычек.</text:span></text:p>
      <text:p text:style-name="SourceCodeSingle">id: sceneRect</text:p>
      <text:p text:style-name="P15"><text:span text:style-name="T225">Чтобы установить цвет, </text:span><text:span text:style-name="T226">нужно</text:span><text:span text:style-name="T225"> </text:span><text:span text:style-name="T227">указать</text:span><text:span text:style-name="T226"> </text:span><text:span text:style-name="T225">имя цвета или шестнадцатеричное значение </text:span><text:span text:style-name="T227">цвета </text:span><text:span text:style-name="T225">с предшествующим символом решетки, внутри кавычек.</text:span></text:p>
      <text:p text:style-name="SourceCodeSingle">color: "red"</text:p>
      <text:p text:style-name="P36"><text:span text:style-name="T95">Установить текст элемента</text:span><text:span text:style-name="T228"> </text:span><text:span text:style-name="SourceCodeInline"><text:span text:style-name="T228">Text</text:span></text:span><text:span text:style-name="T228"> </text:span><text:span text:style-name="T95">можно привяз</text:span><text:span text:style-name="T96">кой</text:span><text:span text:style-name="T95"> свойств</text:span><text:span text:style-name="T96">а</text:span><text:span text:style-name="T95"> </text:span><text:span text:style-name="SourceCodeInline"><text:span text:style-name="T228">text</text:span></text:span><text:span text:style-name="T95"> </text:span><text:span text:style-name="T97">к </text:span><text:span text:style-name="T95">строке, </text:span><text:span text:style-name="T97">указанной</text:span><text:span text:style-name="T95"> в </text:span><text:span text:style-name="T97">двойных </text:span><text:span text:style-name="T95">кавычках.</text:span></text:p>
      <text:p text:style-name="SourceCodeSingle">text: "Qt is cute"</text:p>
      <text:h text:style-name="P59" text:outline-level="4"><text:span text:style-name="T194">Шаг </text:span>2</text:h>
      <text:p text:style-name="P25"><text:span text:style-name="T60">Управление положением элемента </text:span><text:span text:style-name="T61">осуществляется</text:span><text:span text:style-name="T60"> связывани</text:span><text:span text:style-name="T61">ем</text:span><text:span text:style-name="T60"> свойств</text:span><text:span text:style-name="T196"> </text:span><text:span text:style-name="SourceCodeInline"><text:span text:style-name="T196">x</text:span></text:span><text:span text:style-name="T196"> </text:span><text:span text:style-name="T60">и</text:span><text:span text:style-name="T196"> </text:span><text:span text:style-name="SourceCodeInline"><text:span text:style-name="T196">y</text:span></text:span><text:span text:style-name="T196">.</text:span></text:p>
      <text:p text:style-name="SourceCodeFirst">x: 10</text:p>
      <text:p text:style-name="SourceCodeLast">y: 20</text:p>
      <text:p text:style-name="P26"><text:span text:style-name="T65">Чтобы убедится, что связывание значений</text:span><text:span text:style-name="T197"> </text:span><text:span text:style-name="SourceCodeInline"><text:span text:style-name="T197">y</text:span></text:span><text:span text:style-name="T197"> </text:span><text:span text:style-name="T65">прямоугольников </text:span><text:span text:style-name="T66">работает</text:span><text:span text:style-name="T63">, попробуйте установить свойство</text:span><text:span text:style-name="T198"> </text:span><text:span text:style-name="SourceCodeInline"><text:span text:style-name="T198">y</text:span></text:span><text:span text:style-name="T198"> </text:span><text:span text:style-name="T63">элемента </text:span><text:span text:style-name="SourceCodeInline"><text:span text:style-name="T198">rect1</text:span></text:span><text:span text:style-name="T63"> </text:span><text:span text:style-name="T64">равным нулю</text:span><text:span text:style-name="T63">. </text:span><text:span text:style-name="T62">Это должно разместить </text:span><text:span text:style-name="SourceCodeInline"><text:span text:style-name="T199">rect1</text:span></text:span><text:span text:style-name="T62"> наверху сцены, а </text:span><text:span text:style-name="SourceCodeInline"><text:span text:style-name="T199">rect2</text:span></text:span><text:span text:style-name="T62"> внизу.</text:span></text:p>
      <text:h text:style-name="P59" text:outline-level="4">Шаг 3</text:h>
      <text:p text:style-name="P33"><text:span text:style-name="T82">Не забудьте удалить </text:span><text:span text:style-name="T85">связывание </text:span><text:span text:style-name="T82">свойства</text:span><text:span text:style-name="T220"> </text:span><text:span text:style-name="SourceCodeInline"><text:span text:style-name="T220">y</text:span></text:span><text:span text:style-name="T220"> </text:span><text:span text:style-name="T85">со</text:span><text:span text:style-name="T82"> статическ</text:span><text:span text:style-name="T85">им</text:span><text:span text:style-name="T82"> значение</text:span><text:span text:style-name="T85">м</text:span><text:span text:style-name="T82">, </text:span><text:span text:style-name="T84">если</text:span><text:span text:style-name="T82"> </text:span><text:span text:style-name="T83">используете анимацию для</text:span><text:span text:style-name="T82"> это</text:span><text:span text:style-name="T83">го</text:span><text:span text:style-name="T82"> свойств</text:span><text:span text:style-name="T83">а</text:span><text:span text:style-name="T82">.</text:span></text:p>
      <text:p text:style-name="P14">Вот пример последовательности анимаций, которая хорошо смотрится:</text:p>
      <text:p text:style-name="SourceCodeFirst">SequentialAnimation on y {</text:p>
      <text:p text:style-name="P56"><text:s text:c="4"/>NumberAnimation { to: 300; duration: 1000; </text:p>
      <text:p text:style-name="P56"><text:s text:c="8"/>easing.type: Easing.OutBounce; }</text:p>
      <text:p text:style-name="P56"><text:s text:c="4"/>NumberAnimation { to: 0; duration: 3000; </text:p>
      <text:p text:style-name="P56"><text:s text:c="8"/>easing.type: Easing.InOutQuad; }</text:p>
      <text:p text:style-name="SourceCode"><text:s text:c="4"/>loops: Animation.Infinite</text:p>
      <text:p text:style-name="SourceCodeLast">}</text:p>
      <text:h text:style-name="P59" text:outline-level="4"><text:span text:style-name="T194">Шаг</text:span> 4</text:h>
      <text:p text:style-name="P40"><text:span text:style-name="T101">Добавить объект</text:span><text:span text:style-name="T232"> </text:span><text:span text:style-name="SourceCodeInline"><text:span text:style-name="T232">PropertyChanges</text:span></text:span><text:span text:style-name="T232"> </text:span><text:span text:style-name="T101">в объект</text:span><text:span text:style-name="T232"> </text:span><text:span text:style-name="SourceCodeInline"><text:span text:style-name="T232">State</text:span></text:span><text:span text:style-name="T232"> </text:span><text:span text:style-name="T101">означает </text:span><text:span text:style-name="T102">объявить его внутри </text:span><text:span text:style-name="T103">объекта </text:span><text:span text:style-name="SourceCodeInline"><text:span text:style-name="T237">State</text:span></text:span><text:span text:style-name="T103">, </text:span><text:soft-page-break/><text:span text:style-name="T103">как</text:span><text:span text:style-name="T233"> </text:span><text:span text:style-name="T103">показано ниже. </text:span><text:span text:style-name="T104">Стоит заметить, что можно добавить несколько</text:span><text:span text:style-name="T234"> </text:span><text:span text:style-name="SourceCodeInline"><text:span text:style-name="T234">PropertyChanges</text:span></text:span><text:span text:style-name="T234"> </text:span><text:span text:style-name="T104">в один</text:span><text:span text:style-name="T234"> </text:span><text:span text:style-name="SourceCodeInline"><text:span text:style-name="T234">State</text:span></text:span><text:span text:style-name="T234">. </text:span><text:span text:style-name="T104">При добавлении элементов</text:span><text:span text:style-name="T234"> </text:span><text:span text:style-name="SourceCodeInline"><text:span text:style-name="T234">State</text:span></text:span><text:span text:style-name="T234"> </text:span><text:span text:style-name="T104">в свойство</text:span><text:span text:style-name="T234"> </text:span><text:span text:style-name="SourceCodeInline"><text:span text:style-name="T235">states</text:span></text:span><text:span text:style-name="T234"> </text:span><text:span text:style-name="T104">не забудьте поставить запятую между </text:span><text:span text:style-name="T105">объектами </text:span><text:span text:style-name="T104">состояни</text:span><text:span text:style-name="T105">й </text:span><text:span text:style-name="T107">(</text:span><text:span text:style-name="SourceCodeInline"><text:span text:style-name="T104">State</text:span></text:span><text:span text:style-name="T107">)</text:span><text:span text:style-name="T104">. </text:span><text:span text:style-name="T105">Это необходимо </text:span><text:span text:style-name="T108">из-за того, что</text:span><text:span text:style-name="T105"> свойство </text:span><text:span text:style-name="SourceCodeInline"><text:span text:style-name="T235">states</text:span></text:span><text:span text:style-name="T105"> является списком.</text:span></text:p>
      <text:p text:style-name="SourceCodeFirst">states: [</text:p>
      <text:p text:style-name="SourceCode"><text:s text:c="4"/>State {</text:p>
      <text:p text:style-name="SourceCode"><text:s text:c="8"/>PropertyChanges { ... }</text:p>
      <text:p text:style-name="SourceCode"><text:s text:c="8"/>PropertyChanges { ... }</text:p>
      <text:p text:style-name="SourceCode"><text:s text:c="4"/>},</text:p>
      <text:p text:style-name="SourceCode"><text:s text:c="4"/>State {</text:p>
      <text:p text:style-name="SourceCodeLast">...</text:p>
      <text:p text:style-name="P39"><text:span text:style-name="T106">Чтобы о</text:span><text:span text:style-name="T102">бъявить</text:span><text:span text:style-name="T106"> </text:span><text:span text:style-name="T110">правила </text:span><text:span text:style-name="T106">переход</text:span><text:span text:style-name="T110">ов</text:span><text:span text:style-name="T106"> для определенного </text:span><text:span text:style-name="T110">объекта </text:span><text:span text:style-name="T106">перехода</text:span><text:span text:style-name="T230"> </text:span><text:span text:style-name="SourceCodeInline"><text:span text:style-name="T231">T</text:span></text:span><text:span text:style-name="SourceCodeInline"><text:span text:style-name="T230">ransition</text:span></text:span><text:span text:style-name="T230"> </text:span><text:span text:style-name="T106">с несколькими</text:span><text:span text:style-name="T230"> </text:span><text:span text:style-name="T106">элементами</text:span><text:span text:style-name="SourceCodeInline"><text:span text:style-name="T146"> </text:span></text:span><text:span text:style-name="SourceCodeInline"><text:span text:style-name="T230">NumberAnimation</text:span></text:span><text:span text:style-name="SourceCodeInline"><text:span text:style-name="T153">, </text:span></text:span><text:span text:style-name="SourceCodeInline"><text:span text:style-name="T164">необходимо установить свойства</text:span></text:span><text:span text:style-name="SourceCodeInline"><text:span text:style-name="T153"> </text:span></text:span><text:span text:style-name="SourceCodeInline"><text:span text:style-name="T187">t</text:span></text:span><text:span text:style-name="SourceCodeInline"><text:span text:style-name="T188">o</text:span></text:span><text:span text:style-name="SourceCodeInline"><text:span text:style-name="T153"> </text:span></text:span><text:span text:style-name="SourceCodeInline"><text:span text:style-name="T165">и</text:span></text:span><text:span text:style-name="SourceCodeInline"><text:span text:style-name="T154"> </text:span></text:span><text:span text:style-name="SourceCodeInline"><text:span text:style-name="T188">from</text:span></text:span><text:span text:style-name="SourceCodeInline"><text:span text:style-name="T154"> </text:span></text:span><text:span text:style-name="SourceCodeInline"><text:span text:style-name="T165">для объек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 </text:span></text:span><text:span text:style-name="SourceCodeInline"><text:span text:style-name="T165">и о</text:span></text:span><text:span text:style-name="SourceCodeInline"><text:span text:style-name="T166">бъявить</text:span></text:span><text:span text:style-name="SourceCodeInline"><text:span text:style-name="T165"> элементы </text:span></text:span><text:span text:style-name="SourceCodeInline"><text:span text:style-name="T188">NumberAnimation</text:span></text:span><text:span text:style-name="SourceCodeInline"><text:span text:style-name="T154"> </text:span></text:span><text:span text:style-name="SourceCodeInline"><text:span text:style-name="T165">внутри элемен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.</text:span></text:span></text:p>
      <text:p text:style-name="SourceCodeFirst">transitions: [</text:p>
      <text:p text:style-name="SourceCode"><text:s text:c="4"/>Transition {</text:p>
      <text:p text:style-name="SourceCode"><text:s text:c="8"/>from: "state-name"</text:p>
      <text:p text:style-name="SourceCode"><text:s text:c="8"/>NumberAnimation { ... }</text:p>
      <text:p text:style-name="SourceCode"><text:s text:c="8"/>NumberAnimation { ... }</text:p>
      <text:p text:style-name="SourceCode"><text:s text:c="4"/>},</text:p>
      <text:p text:style-name="SourceCode"><text:s text:c="4"/>Transition {</text:p>
      <text:p text:style-name="SourceCodeLast">...</text:p>
      <text:p text:style-name="P37"><text:span text:style-name="T98">Масштаб элемента изменяется с помощью свойства</text:span><text:span text:style-name="T229"> </text:span><text:span text:style-name="SourceCodeInline"><text:span text:style-name="T229">scale</text:span></text:span><text:span text:style-name="T229">. </text:span><text:span text:style-name="T98">Значение масштаба 1.0 означает, что элемент не масштабирован, увеличение же масштаба приведет к увеличению объекта.</text:span></text:p>
      <text:p text:style-name="P38"><text:span text:style-name="T99">Также мо</text:span><text:span text:style-name="T109">гут</text:span><text:span text:style-name="T99"> быть интересн</text:span><text:span text:style-name="T100">ым</text:span><text:span text:style-name="T109">и для</text:span><text:span text:style-name="T99"> рассмотрени</text:span><text:span text:style-name="T109">я</text:span><text:span text:style-name="T99"> свойств</text:span><text:span text:style-name="T109">а</text:span><text:span text:style-name="T99"> </text:span><text:span text:style-name="SourceCodeInline"><text:span text:style-name="T6">rotation</text:span></text:span><text:span text:style-name="T4">, </text:span><text:span text:style-name="SourceCodeInline"><text:span text:style-name="T6">opacity</text:span></text:span><text:span text:style-name="T4"> </text:span><text:span text:style-name="T5">и</text:span><text:span text:style-name="T4"> </text:span><text:span text:style-name="SourceCodeInline"><text:span text:style-name="T6">color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6"><draw:image xlink:href="Pictures/100002010000087F0000006131FE3A53.png" xlink:type="simple" xlink:show="embed" xlink:actuate="onLoad"/></draw:frame><draw:frame text:anchor-type="paragraph" draw:z-index="34" draw:style-name="Mgr1" draw:text-style-name="MP3" svg:width="7.152cm" svg:height="0.585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0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7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3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1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4T02:58:21</dc:date>
    <meta:editing-duration>PT11H59M00S</meta:editing-duration>
    <meta:editing-cycles>271</meta:editing-cycles>
    <meta:generator>OpenOffice.org/3.2$Unix OpenOffice.org_project/320m19$Build-9505</meta:generator>
    <meta:printed-by>Tony Morelan</meta:printed-by>
    <meta:print-date>2010-05-26T12:11:39</meta:print-date>
    <meta:document-statistic meta:table-count="0" meta:image-count="3" meta:object-count="0" meta:page-count="7" meta:paragraph-count="121" meta:word-count="1333" meta:character-count="10074"/>
  </office:meta>
</office:document-meta>
</file>